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269435323828093" calcext:value-type="float">
            <text:p>-0.269435323828093</text:p>
          </table:table-cell>
          <table:table-cell office:value-type="float" office:value="-0.324895424972488" calcext:value-type="float">
            <text:p>-0.324895424972488</text:p>
          </table:table-cell>
          <table:table-cell office:value-type="float" office:value="-0.913890044907439" calcext:value-type="float">
            <text:p>-0.913890044907439</text:p>
          </table:table-cell>
          <table:table-cell office:value-type="float" office:value="-0.206160471913053" calcext:value-type="float">
            <text:p>-0.206160471913053</text:p>
          </table:table-cell>
          <table:table-cell office:value-type="float" office:value="-0.368680732720977" calcext:value-type="float">
            <text:p>-0.368680732720977</text:p>
          </table:table-cell>
          <table:table-cell office:value-type="float" office:value="-3.79510489344391" calcext:value-type="float">
            <text:p>-3.79510489344391</text:p>
          </table:table-cell>
          <table:table-cell office:value-type="float" office:value="-1.55302468315491" calcext:value-type="float">
            <text:p>-1.55302468315491</text:p>
          </table:table-cell>
          <table:table-cell office:value-type="float" office:value="-0.208610258830594" calcext:value-type="float">
            <text:p>-0.208610258830594</text:p>
          </table:table-cell>
          <table:table-cell office:value-type="float" office:value="-4.63613900881679" calcext:value-type="float">
            <text:p>-4.63613900881679</text:p>
          </table:table-cell>
          <table:table-cell office:value-type="float" office:value="-0.206160471913053" calcext:value-type="float">
            <text:p>-0.206160471913053</text:p>
          </table:table-cell>
          <table:table-cell office:value-type="float" office:value="-1.24821013145013" calcext:value-type="float">
            <text:p>-1.24821013145013</text:p>
          </table:table-cell>
          <table:table-cell office:value-type="float" office:value="1.63319733629258" calcext:value-type="float">
            <text:p>1.6331973362925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42468308422611" calcext:value-type="float">
            <text:p>-1.42468308422611</text:p>
          </table:table-cell>
          <table:table-cell office:value-type="float" office:value="-2.97373043644761" calcext:value-type="float">
            <text:p>-2.97373043644761</text:p>
          </table:table-cell>
          <table:table-cell office:value-type="float" office:value="-0.67361054917402" calcext:value-type="float">
            <text:p>-0.67361054917402</text:p>
          </table:table-cell>
          <table:table-cell office:value-type="float" office:value="-2.35500076860973" calcext:value-type="float">
            <text:p>-2.35500076860973</text:p>
          </table:table-cell>
          <table:table-cell office:value-type="float" office:value="-0.687112995494749" calcext:value-type="float">
            <text:p>-0.687112995494749</text:p>
          </table:table-cell>
          <table:table-cell office:value-type="float" office:value="-1.73390431436999" calcext:value-type="float">
            <text:p>-1.73390431436999</text:p>
          </table:table-cell>
          <table:table-cell office:value-type="float" office:value="-0.422024273491828" calcext:value-type="float">
            <text:p>-0.422024273491828</text:p>
          </table:table-cell>
          <table:table-cell office:value-type="float" office:value="-3.43365928416383" calcext:value-type="float">
            <text:p>-3.43365928416383</text:p>
          </table:table-cell>
          <table:table-cell office:value-type="float" office:value="-1.81371800592594" calcext:value-type="float">
            <text:p>-1.81371800592594</text:p>
          </table:table-cell>
          <table:table-cell office:value-type="float" office:value="-1.80809989804906" calcext:value-type="float">
            <text:p>-1.80809989804906</text:p>
          </table:table-cell>
          <table:table-cell office:value-type="float" office:value="-1.73255436099529" calcext:value-type="float">
            <text:p>-1.73255436099529</text:p>
          </table:table-cell>
          <table:table-cell office:value-type="float" office:value="0.992225081244863" calcext:value-type="float">
            <text:p>0.99222508124486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53893900424473" calcext:value-type="float">
            <text:p>-1.53893900424473</text:p>
          </table:table-cell>
          <table:table-cell office:value-type="float" office:value="-9.07449928013124" calcext:value-type="float">
            <text:p>-9.07449928013124</text:p>
          </table:table-cell>
          <table:table-cell office:value-type="float" office:value="-2.06798376315255" calcext:value-type="float">
            <text:p>-2.06798376315255</text:p>
          </table:table-cell>
          <table:table-cell office:value-type="float" office:value="-3.11144037858134" calcext:value-type="float">
            <text:p>-3.11144037858134</text:p>
          </table:table-cell>
          <table:table-cell office:value-type="float" office:value="-0.860693371072974" calcext:value-type="float">
            <text:p>-0.860693371072974</text:p>
          </table:table-cell>
          <table:table-cell office:value-type="float" office:value="-1.80931777927516" calcext:value-type="float">
            <text:p>-1.80931777927516</text:p>
          </table:table-cell>
          <table:table-cell office:value-type="float" office:value="-2.38626280513062" calcext:value-type="float">
            <text:p>-2.38626280513062</text:p>
          </table:table-cell>
          <table:table-cell office:value-type="float" office:value="-1.44474557313505" calcext:value-type="float">
            <text:p>-1.44474557313505</text:p>
          </table:table-cell>
          <table:table-cell office:value-type="float" office:value="-0.614959457399217" calcext:value-type="float">
            <text:p>-0.614959457399217</text:p>
          </table:table-cell>
          <table:table-cell office:value-type="float" office:value="-2.37921439831818" calcext:value-type="float">
            <text:p>-2.37921439831818</text:p>
          </table:table-cell>
          <table:table-cell office:value-type="float" office:value="-2.52880558104411" calcext:value-type="float">
            <text:p>-2.52880558104411</text:p>
          </table:table-cell>
          <table:table-cell office:value-type="float" office:value="2.41657958440532" calcext:value-type="float">
            <text:p>2.4165795844053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.80114289796656" calcext:value-type="float">
            <text:p>-1.80114289796656</text:p>
          </table:table-cell>
          <table:table-cell office:value-type="float" office:value="-1.15174783570087" calcext:value-type="float">
            <text:p>-1.15174783570087</text:p>
          </table:table-cell>
          <table:table-cell office:value-type="float" office:value="-3.02401387582398" calcext:value-type="float">
            <text:p>-3.02401387582398</text:p>
          </table:table-cell>
          <table:table-cell office:value-type="float" office:value="-4.99459711557714" calcext:value-type="float">
            <text:p>-4.99459711557714</text:p>
          </table:table-cell>
          <table:table-cell office:value-type="float" office:value="-1.96873677641063" calcext:value-type="float">
            <text:p>-1.96873677641063</text:p>
          </table:table-cell>
          <table:table-cell office:value-type="float" office:value="-2.30157177860966" calcext:value-type="float">
            <text:p>-2.30157177860966</text:p>
          </table:table-cell>
          <table:table-cell office:value-type="float" office:value="-3.13647726105017" calcext:value-type="float">
            <text:p>-3.13647726105017</text:p>
          </table:table-cell>
          <table:table-cell office:value-type="float" office:value="-4.52893113074082" calcext:value-type="float">
            <text:p>-4.52893113074082</text:p>
          </table:table-cell>
          <table:table-cell office:value-type="float" office:value="-3.41391529084487" calcext:value-type="float">
            <text:p>-3.41391529084487</text:p>
          </table:table-cell>
          <table:table-cell office:value-type="float" office:value="-7.39876122020859" calcext:value-type="float">
            <text:p>-7.39876122020859</text:p>
          </table:table-cell>
          <table:table-cell office:value-type="float" office:value="-3.37198951829333" calcext:value-type="float">
            <text:p>-3.37198951829333</text:p>
          </table:table-cell>
          <table:table-cell office:value-type="float" office:value="1.85222134263258" calcext:value-type="float">
            <text:p>1.85222134263258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0.9196551849664" calcext:value-type="float">
            <text:p>-10.9196551849664</text:p>
          </table:table-cell>
          <table:table-cell office:value-type="float" office:value="-13.1431852266323" calcext:value-type="float">
            <text:p>-13.1431852266323</text:p>
          </table:table-cell>
          <table:table-cell office:value-type="float" office:value="-5.83268804864195" calcext:value-type="float">
            <text:p>-5.83268804864195</text:p>
          </table:table-cell>
          <table:table-cell office:value-type="float" office:value="-9.26762256143732" calcext:value-type="float">
            <text:p>-9.26762256143732</text:p>
          </table:table-cell>
          <table:table-cell office:value-type="float" office:value="-1.30315931563267" calcext:value-type="float">
            <text:p>-1.30315931563267</text:p>
          </table:table-cell>
          <table:table-cell office:value-type="float" office:value="-6.33726047762737" calcext:value-type="float">
            <text:p>-6.33726047762737</text:p>
          </table:table-cell>
          <table:table-cell office:value-type="float" office:value="-4.09520671164026" calcext:value-type="float">
            <text:p>-4.09520671164026</text:p>
          </table:table-cell>
          <table:table-cell office:value-type="float" office:value="-2.2228323537284" calcext:value-type="float">
            <text:p>-2.2228323537284</text:p>
          </table:table-cell>
          <table:table-cell office:value-type="float" office:value="-1.21238073019865" calcext:value-type="float">
            <text:p>-1.21238073019865</text:p>
          </table:table-cell>
          <table:table-cell office:value-type="float" office:value="-2.80021334273811" calcext:value-type="float">
            <text:p>-2.80021334273811</text:p>
          </table:table-cell>
          <table:table-cell office:value-type="float" office:value="-5.71342039532434" calcext:value-type="float">
            <text:p>-5.71342039532434</text:p>
          </table:table-cell>
          <table:table-cell office:value-type="float" office:value="4.19445926834104" calcext:value-type="float">
            <text:p>4.1944592683410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0.821614773977852" calcext:value-type="float">
            <text:p>-0.821614773977852</text:p>
          </table:table-cell>
          <table:table-cell office:value-type="float" office:value="-2.43259833285697" calcext:value-type="float">
            <text:p>-2.43259833285697</text:p>
          </table:table-cell>
          <table:table-cell office:value-type="float" office:value="-2.40063436453591" calcext:value-type="float">
            <text:p>-2.40063436453591</text:p>
          </table:table-cell>
          <table:table-cell office:value-type="float" office:value="-11.7123918948484" calcext:value-type="float">
            <text:p>-11.7123918948484</text:p>
          </table:table-cell>
          <table:table-cell office:value-type="float" office:value="-7.52558616161763" calcext:value-type="float">
            <text:p>-7.52558616161763</text:p>
          </table:table-cell>
          <table:table-cell office:value-type="float" office:value="-6.90417165798481" calcext:value-type="float">
            <text:p>-6.90417165798481</text:p>
          </table:table-cell>
          <table:table-cell office:value-type="float" office:value="-7.70768470784562" calcext:value-type="float">
            <text:p>-7.70768470784562</text:p>
          </table:table-cell>
          <table:table-cell office:value-type="float" office:value="-2.2430546369309" calcext:value-type="float">
            <text:p>-2.2430546369309</text:p>
          </table:table-cell>
          <table:table-cell office:value-type="float" office:value="-1.88204337898745" calcext:value-type="float">
            <text:p>-1.88204337898745</text:p>
          </table:table-cell>
          <table:table-cell office:value-type="float" office:value="-7.76027857281427" calcext:value-type="float">
            <text:p>-7.76027857281427</text:p>
          </table:table-cell>
          <table:table-cell office:value-type="float" office:value="-5.13900584823998" calcext:value-type="float">
            <text:p>-5.13900584823998</text:p>
          </table:table-cell>
          <table:table-cell office:value-type="float" office:value="3.62012408444222" calcext:value-type="float">
            <text:p>3.6201240844422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3.3472426990608" calcext:value-type="float">
            <text:p>-13.3472426990608</text:p>
          </table:table-cell>
          <table:table-cell office:value-type="float" office:value="-8.06572983933375" calcext:value-type="float">
            <text:p>-8.06572983933375</text:p>
          </table:table-cell>
          <table:table-cell office:value-type="float" office:value="-9.99071273814233" calcext:value-type="float">
            <text:p>-9.99071273814233</text:p>
          </table:table-cell>
          <table:table-cell office:value-type="float" office:value="-5.69359382787042" calcext:value-type="float">
            <text:p>-5.69359382787042</text:p>
          </table:table-cell>
          <table:table-cell office:value-type="float" office:value="-3.33202714256319" calcext:value-type="float">
            <text:p>-3.33202714256319</text:p>
          </table:table-cell>
          <table:table-cell office:value-type="float" office:value="-3.48245439298254" calcext:value-type="float">
            <text:p>-3.48245439298254</text:p>
          </table:table-cell>
          <table:table-cell office:value-type="float" office:value="-4.55601778049616" calcext:value-type="float">
            <text:p>-4.55601778049616</text:p>
          </table:table-cell>
          <table:table-cell office:value-type="float" office:value="-0.950382016603324" calcext:value-type="float">
            <text:p>-0.950382016603324</text:p>
          </table:table-cell>
          <table:table-cell office:value-type="float" office:value="-5.57016111841615" calcext:value-type="float">
            <text:p>-5.57016111841615</text:p>
          </table:table-cell>
          <table:table-cell office:value-type="float" office:value="-2.43788679560662" calcext:value-type="float">
            <text:p>-2.43788679560662</text:p>
          </table:table-cell>
          <table:table-cell office:value-type="float" office:value="-5.74262083510753" calcext:value-type="float">
            <text:p>-5.74262083510753</text:p>
          </table:table-cell>
          <table:table-cell office:value-type="float" office:value="3.76415404438078" calcext:value-type="float">
            <text:p>3.7641540443807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6.48147836335741" calcext:value-type="float">
            <text:p>-6.48147836335741</text:p>
          </table:table-cell>
          <table:table-cell office:value-type="float" office:value="-3.06350697595724" calcext:value-type="float">
            <text:p>-3.06350697595724</text:p>
          </table:table-cell>
          <table:table-cell office:value-type="float" office:value="-13.870679503385" calcext:value-type="float">
            <text:p>-13.870679503385</text:p>
          </table:table-cell>
          <table:table-cell office:value-type="float" office:value="-3.10867721355515" calcext:value-type="float">
            <text:p>-3.10867721355515</text:p>
          </table:table-cell>
          <table:table-cell office:value-type="float" office:value="-6.31263120701486" calcext:value-type="float">
            <text:p>-6.31263120701486</text:p>
          </table:table-cell>
          <table:table-cell office:value-type="float" office:value="-2.75722982621895" calcext:value-type="float">
            <text:p>-2.75722982621895</text:p>
          </table:table-cell>
          <table:table-cell office:value-type="float" office:value="-10.4985777615775" calcext:value-type="float">
            <text:p>-10.4985777615775</text:p>
          </table:table-cell>
          <table:table-cell office:value-type="float" office:value="-3.45368337000754" calcext:value-type="float">
            <text:p>-3.45368337000754</text:p>
          </table:table-cell>
          <table:table-cell office:value-type="float" office:value="-4.62712312444125" calcext:value-type="float">
            <text:p>-4.62712312444125</text:p>
          </table:table-cell>
          <table:table-cell office:value-type="float" office:value="-6.64693732664416" calcext:value-type="float">
            <text:p>-6.64693732664416</text:p>
          </table:table-cell>
          <table:table-cell office:value-type="float" office:value="-6.0820524672159" calcext:value-type="float">
            <text:p>-6.0820524672159</text:p>
          </table:table-cell>
          <table:table-cell office:value-type="float" office:value="3.63214622304222" calcext:value-type="float">
            <text:p>3.63214622304222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4.6431781910656" calcext:value-type="float">
            <text:p>-14.6431781910656</text:p>
          </table:table-cell>
          <table:table-cell office:value-type="float" office:value="-6.8390263657117" calcext:value-type="float">
            <text:p>-6.8390263657117</text:p>
          </table:table-cell>
          <table:table-cell office:value-type="float" office:value="-10.816188261309" calcext:value-type="float">
            <text:p>-10.816188261309</text:p>
          </table:table-cell>
          <table:table-cell office:value-type="float" office:value="-3.11570487748089" calcext:value-type="float">
            <text:p>-3.11570487748089</text:p>
          </table:table-cell>
          <table:table-cell office:value-type="float" office:value="-3.91554552852285" calcext:value-type="float">
            <text:p>-3.91554552852285</text:p>
          </table:table-cell>
          <table:table-cell office:value-type="float" office:value="-10.7707226488465" calcext:value-type="float">
            <text:p>-10.7707226488465</text:p>
          </table:table-cell>
          <table:table-cell office:value-type="float" office:value="-16.217574346415" calcext:value-type="float">
            <text:p>-16.217574346415</text:p>
          </table:table-cell>
          <table:table-cell office:value-type="float" office:value="-17.6277279757566" calcext:value-type="float">
            <text:p>-17.6277279757566</text:p>
          </table:table-cell>
          <table:table-cell office:value-type="float" office:value="-6.39885721418243" calcext:value-type="float">
            <text:p>-6.39885721418243</text:p>
          </table:table-cell>
          <table:table-cell office:value-type="float" office:value="-7.87721355981942" calcext:value-type="float">
            <text:p>-7.87721355981942</text:p>
          </table:table-cell>
          <table:table-cell office:value-type="float" office:value="-9.82217389691101" calcext:value-type="float">
            <text:p>-9.82217389691101</text:p>
          </table:table-cell>
          <table:table-cell office:value-type="float" office:value="5.06868200587157" calcext:value-type="float">
            <text:p>5.0686820058715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9.4023664900261" calcext:value-type="float">
            <text:p>-19.4023664900261</text:p>
          </table:table-cell>
          <table:table-cell office:value-type="float" office:value="-13.9418148159066" calcext:value-type="float">
            <text:p>-13.9418148159066</text:p>
          </table:table-cell>
          <table:table-cell office:value-type="float" office:value="-8.81262935265335" calcext:value-type="float">
            <text:p>-8.81262935265335</text:p>
          </table:table-cell>
          <table:table-cell office:value-type="float" office:value="-12.470919170586" calcext:value-type="float">
            <text:p>-12.470919170586</text:p>
          </table:table-cell>
          <table:table-cell office:value-type="float" office:value="-11.3176256749729" calcext:value-type="float">
            <text:p>-11.3176256749729</text:p>
          </table:table-cell>
          <table:table-cell office:value-type="float" office:value="-12.0837244533388" calcext:value-type="float">
            <text:p>-12.0837244533388</text:p>
          </table:table-cell>
          <table:table-cell office:value-type="float" office:value="-12.6376633428355" calcext:value-type="float">
            <text:p>-12.6376633428355</text:p>
          </table:table-cell>
          <table:table-cell office:value-type="float" office:value="-10.8641657860549" calcext:value-type="float">
            <text:p>-10.8641657860549</text:p>
          </table:table-cell>
          <table:table-cell office:value-type="float" office:value="-9.36497265630829" calcext:value-type="float">
            <text:p>-9.36497265630829</text:p>
          </table:table-cell>
          <table:table-cell office:value-type="float" office:value="-18.0353083587027" calcext:value-type="float">
            <text:p>-18.0353083587027</text:p>
          </table:table-cell>
          <table:table-cell office:value-type="float" office:value="-12.8931190101385" calcext:value-type="float">
            <text:p>-12.8931190101385</text:p>
          </table:table-cell>
          <table:table-cell office:value-type="float" office:value="3.4400880119322" calcext:value-type="float">
            <text:p>3.4400880119322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7.02295968436256" calcext:value-type="float">
            <text:p>-7.02295968436256</text:p>
          </table:table-cell>
          <table:table-cell office:value-type="float" office:value="-22.6614485584906" calcext:value-type="float">
            <text:p>-22.6614485584906</text:p>
          </table:table-cell>
          <table:table-cell office:value-type="float" office:value="-9.28178050234582" calcext:value-type="float">
            <text:p>-9.28178050234582</text:p>
          </table:table-cell>
          <table:table-cell office:value-type="float" office:value="-5.74065283222922" calcext:value-type="float">
            <text:p>-5.74065283222922</text:p>
          </table:table-cell>
          <table:table-cell office:value-type="float" office:value="-15.1080309829494" calcext:value-type="float">
            <text:p>-15.1080309829494</text:p>
          </table:table-cell>
          <table:table-cell office:value-type="float" office:value="-12.5664937106845" calcext:value-type="float">
            <text:p>-12.5664937106845</text:p>
          </table:table-cell>
          <table:table-cell office:value-type="float" office:value="-6.66131796676845" calcext:value-type="float">
            <text:p>-6.66131796676845</text:p>
          </table:table-cell>
          <table:table-cell office:value-type="float" office:value="-6.69366311566155" calcext:value-type="float">
            <text:p>-6.69366311566155</text:p>
          </table:table-cell>
          <table:table-cell office:value-type="float" office:value="-8.21434279333014" calcext:value-type="float">
            <text:p>-8.21434279333014</text:p>
          </table:table-cell>
          <table:table-cell office:value-type="float" office:value="-14.4098536739858" calcext:value-type="float">
            <text:p>-14.4098536739858</text:p>
          </table:table-cell>
          <table:table-cell office:value-type="float" office:value="-10.8360543820808" calcext:value-type="float">
            <text:p>-10.8360543820808</text:p>
          </table:table-cell>
          <table:table-cell office:value-type="float" office:value="5.35657404786023" calcext:value-type="float">
            <text:p>5.3565740478602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24.7182706269732" calcext:value-type="float">
            <text:p>-24.7182706269732</text:p>
          </table:table-cell>
          <table:table-cell office:value-type="float" office:value="-12.2914026962873" calcext:value-type="float">
            <text:p>-12.2914026962873</text:p>
          </table:table-cell>
          <table:table-cell office:value-type="float" office:value="-9.71140514136871" calcext:value-type="float">
            <text:p>-9.71140514136871</text:p>
          </table:table-cell>
          <table:table-cell office:value-type="float" office:value="-10.5399221974488" calcext:value-type="float">
            <text:p>-10.5399221974488</text:p>
          </table:table-cell>
          <table:table-cell office:value-type="float" office:value="-18.3840182453681" calcext:value-type="float">
            <text:p>-18.3840182453681</text:p>
          </table:table-cell>
          <table:table-cell office:value-type="float" office:value="-8.44993033798031" calcext:value-type="float">
            <text:p>-8.44993033798031</text:p>
          </table:table-cell>
          <table:table-cell office:value-type="float" office:value="-12.4482283012207" calcext:value-type="float">
            <text:p>-12.4482283012207</text:p>
          </table:table-cell>
          <table:table-cell office:value-type="float" office:value="-10.7419814431761" calcext:value-type="float">
            <text:p>-10.7419814431761</text:p>
          </table:table-cell>
          <table:table-cell office:value-type="float" office:value="-20.1072416609552" calcext:value-type="float">
            <text:p>-20.1072416609552</text:p>
          </table:table-cell>
          <table:table-cell office:value-type="float" office:value="-8.76723308822774" calcext:value-type="float">
            <text:p>-8.76723308822774</text:p>
          </table:table-cell>
          <table:table-cell office:value-type="float" office:value="-13.6159633739006" calcext:value-type="float">
            <text:p>-13.6159633739006</text:p>
          </table:table-cell>
          <table:table-cell office:value-type="float" office:value="5.52183335846183" calcext:value-type="float">
            <text:p>5.5218333584618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8.3034915535914" calcext:value-type="float">
            <text:p>-18.3034915535914</text:p>
          </table:table-cell>
          <table:table-cell office:value-type="float" office:value="-6.17047978720394" calcext:value-type="float">
            <text:p>-6.17047978720394</text:p>
          </table:table-cell>
          <table:table-cell office:value-type="float" office:value="-6.61778863770443" calcext:value-type="float">
            <text:p>-6.61778863770443</text:p>
          </table:table-cell>
          <table:table-cell office:value-type="float" office:value="-16.7807575341569" calcext:value-type="float">
            <text:p>-16.7807575341569</text:p>
          </table:table-cell>
          <table:table-cell office:value-type="float" office:value="-12.5392313316152" calcext:value-type="float">
            <text:p>-12.5392313316152</text:p>
          </table:table-cell>
          <table:table-cell office:value-type="float" office:value="-15.5833751206431" calcext:value-type="float">
            <text:p>-15.5833751206431</text:p>
          </table:table-cell>
          <table:table-cell office:value-type="float" office:value="-15.7619527325477" calcext:value-type="float">
            <text:p>-15.7619527325477</text:p>
          </table:table-cell>
          <table:table-cell office:value-type="float" office:value="-11.6088583798023" calcext:value-type="float">
            <text:p>-11.6088583798023</text:p>
          </table:table-cell>
          <table:table-cell office:value-type="float" office:value="-11.5804051091429" calcext:value-type="float">
            <text:p>-11.5804051091429</text:p>
          </table:table-cell>
          <table:table-cell office:value-type="float" office:value="-18.4963952069208" calcext:value-type="float">
            <text:p>-18.4963952069208</text:p>
          </table:table-cell>
          <table:table-cell office:value-type="float" office:value="-13.3442735393329" calcext:value-type="float">
            <text:p>-13.3442735393329</text:p>
          </table:table-cell>
          <table:table-cell office:value-type="float" office:value="4.4382964488524" calcext:value-type="float">
            <text:p>4.438296448852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8.82051241663172" calcext:value-type="float">
            <text:p>-8.82051241663172</text:p>
          </table:table-cell>
          <table:table-cell office:value-type="float" office:value="-12.6724074393755" calcext:value-type="float">
            <text:p>-12.6724074393755</text:p>
          </table:table-cell>
          <table:table-cell office:value-type="float" office:value="-8.52349513027873" calcext:value-type="float">
            <text:p>-8.52349513027873</text:p>
          </table:table-cell>
          <table:table-cell office:value-type="float" office:value="-15.0223435497357" calcext:value-type="float">
            <text:p>-15.0223435497357</text:p>
          </table:table-cell>
          <table:table-cell office:value-type="float" office:value="-9.13441124966996" calcext:value-type="float">
            <text:p>-9.13441124966996</text:p>
          </table:table-cell>
          <table:table-cell office:value-type="float" office:value="-15.5165150344272" calcext:value-type="float">
            <text:p>-15.5165150344272</text:p>
          </table:table-cell>
          <table:table-cell office:value-type="float" office:value="-12.6843469831117" calcext:value-type="float">
            <text:p>-12.6843469831117</text:p>
          </table:table-cell>
          <table:table-cell office:value-type="float" office:value="-12.9905274206592" calcext:value-type="float">
            <text:p>-12.9905274206592</text:p>
          </table:table-cell>
          <table:table-cell office:value-type="float" office:value="-8.45972550047854" calcext:value-type="float">
            <text:p>-8.45972550047854</text:p>
          </table:table-cell>
          <table:table-cell office:value-type="float" office:value="-19.6688144961252" calcext:value-type="float">
            <text:p>-19.6688144961252</text:p>
          </table:table-cell>
          <table:table-cell office:value-type="float" office:value="-12.3493099220493" calcext:value-type="float">
            <text:p>-12.3493099220493</text:p>
          </table:table-cell>
          <table:table-cell office:value-type="float" office:value="3.71083933345435" calcext:value-type="float">
            <text:p>3.7108393334543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3.3852336155991" calcext:value-type="float">
            <text:p>-13.3852336155991</text:p>
          </table:table-cell>
          <table:table-cell office:value-type="float" office:value="-18.0905735599659" calcext:value-type="float">
            <text:p>-18.0905735599659</text:p>
          </table:table-cell>
          <table:table-cell office:value-type="float" office:value="-20.8628483768806" calcext:value-type="float">
            <text:p>-20.8628483768806</text:p>
          </table:table-cell>
          <table:table-cell office:value-type="float" office:value="-7.87168263659648" calcext:value-type="float">
            <text:p>-7.87168263659648</text:p>
          </table:table-cell>
          <table:table-cell office:value-type="float" office:value="-21.357621015219" calcext:value-type="float">
            <text:p>-21.357621015219</text:p>
          </table:table-cell>
          <table:table-cell office:value-type="float" office:value="-13.4753487843987" calcext:value-type="float">
            <text:p>-13.4753487843987</text:p>
          </table:table-cell>
          <table:table-cell office:value-type="float" office:value="-21.5217230855176" calcext:value-type="float">
            <text:p>-21.5217230855176</text:p>
          </table:table-cell>
          <table:table-cell office:value-type="float" office:value="-5.97029355320757" calcext:value-type="float">
            <text:p>-5.97029355320757</text:p>
          </table:table-cell>
          <table:table-cell office:value-type="float" office:value="-18.697678723866" calcext:value-type="float">
            <text:p>-18.697678723866</text:p>
          </table:table-cell>
          <table:table-cell office:value-type="float" office:value="-18.5485048203441" calcext:value-type="float">
            <text:p>-18.5485048203441</text:p>
          </table:table-cell>
          <table:table-cell office:value-type="float" office:value="-15.9781508171595" calcext:value-type="float">
            <text:p>-15.9781508171595</text:p>
          </table:table-cell>
          <table:table-cell office:value-type="float" office:value="5.58623621994361" calcext:value-type="float">
            <text:p>5.58623621994361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3.7469682167747" calcext:value-type="float">
            <text:p>-23.7469682167747</text:p>
          </table:table-cell>
          <table:table-cell office:value-type="float" office:value="-26.089981877219" calcext:value-type="float">
            <text:p>-26.089981877219</text:p>
          </table:table-cell>
          <table:table-cell office:value-type="float" office:value="-19.3200729847559" calcext:value-type="float">
            <text:p>-19.3200729847559</text:p>
          </table:table-cell>
          <table:table-cell table:number-columns-repeated="2" office:value-type="float" office:value="-28.2551164803706" calcext:value-type="float">
            <text:p>-28.2551164803706</text:p>
          </table:table-cell>
          <table:table-cell office:value-type="float" office:value="-14.8882580159526" calcext:value-type="float">
            <text:p>-14.8882580159526</text:p>
          </table:table-cell>
          <table:table-cell office:value-type="float" office:value="-28.2551164803706" calcext:value-type="float">
            <text:p>-28.2551164803706</text:p>
          </table:table-cell>
          <table:table-cell office:value-type="float" office:value="-20.7057572701994" calcext:value-type="float">
            <text:p>-20.7057572701994</text:p>
          </table:table-cell>
          <table:table-cell office:value-type="float" office:value="-22.5338357982166" calcext:value-type="float">
            <text:p>-22.5338357982166</text:p>
          </table:table-cell>
          <table:table-cell office:value-type="float" office:value="-20.7057572701994" calcext:value-type="float">
            <text:p>-20.7057572701994</text:p>
          </table:table-cell>
          <table:table-cell office:value-type="float" office:value="-23.2755980874429" calcext:value-type="float">
            <text:p>-23.2755980874429</text:p>
          </table:table-cell>
          <table:table-cell office:value-type="float" office:value="4.50039237116514" calcext:value-type="float">
            <text:p>4.50039237116514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6111263945934864, -0.08249237081929817, -0.19463402250330386, -0.18948850739628487]</text:p>
          </table:table-cell>
          <table:table-cell office:value-type="string" calcext:value-type="string">
            <text:p>[-0.2584270593718019, -0.3401814007687465, -0.36064737896643884, -0.340325860782964]</text:p>
          </table:table-cell>
          <table:table-cell office:value-type="string" calcext:value-type="string">
            <text:p>[-0.1338481293875926, -1.1909521973556103, -1.3059936576500952, -1.0247661952364595]</text:p>
          </table:table-cell>
          <table:table-cell office:value-type="string" calcext:value-type="string">
            <text:p>[-0.4604454652804346, -0.07000674948358654, -0.14654165649401474, -0.14764801639417513]</text:p>
          </table:table-cell>
          <table:table-cell office:value-type="string" calcext:value-type="string">
            <text:p>[-0.20881764054121454, -0.1909374611326342, -0.5411953330099806, -0.53377249620008]</text:p>
          </table:table-cell>
          <table:table-cell office:value-type="string" calcext:value-type="string">
            <text:p>[-12.859776197427198, -0.5124719836641756, -0.9933018235275481, -0.8148695691567065]</text:p>
          </table:table-cell>
          <table:table-cell office:value-type="string" calcext:value-type="string">
            <text:p>[-3.220501802974174, -1.1033164470576562, -0.7354605938090009, -1.1528198887788]</text:p>
          </table:table-cell>
          <table:table-cell office:value-type="string" calcext:value-type="string">
            <text:p>[-0.2560050668735325, -0.19487885349476208, -0.2262415258371897, -0.15731558911689092]</text:p>
          </table:table-cell>
          <table:table-cell office:value-type="string" calcext:value-type="string">
            <text:p>[-1.3539268294135098, -5.9934592756985205, -5.591033795402489, -5.606136134752648]</text:p>
          </table:table-cell>
          <table:table-cell office:value-type="string" calcext:value-type="string">
            <text:p>[-0.4604454652804346, -0.07000674948358654, -0.14654165649401474, -0.1476480163941751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2.443917254399719, -1.0549667312059752, -0.9489131116583449, -1.250935239640416]</text:p>
          </table:table-cell>
          <table:table-cell office:value-type="string" calcext:value-type="string">
            <text:p>[-9.718155837803266, -0.5013411431655346, -0.9522804967375231, -0.7231442680841083]</text:p>
          </table:table-cell>
          <table:table-cell office:value-type="string" calcext:value-type="string">
            <text:p>[-1.0045442394425619, -0.4580711577700347, -0.6469855159415117, -0.5848412835419703]</text:p>
          </table:table-cell>
          <table:table-cell office:value-type="string" calcext:value-type="string">
            <text:p>[-3.2445179092763787, -2.101378275762622, -2.0487598620081204, -2.0253470273918106]</text:p>
          </table:table-cell>
          <table:table-cell office:value-type="string" calcext:value-type="string">
            <text:p>[-0.9822163900560898, -0.0957895463487457, -0.4992658194986177, -1.171180226075541]</text:p>
          </table:table-cell>
          <table:table-cell office:value-type="string" calcext:value-type="string">
            <text:p>[-0.33288884612909797, -0.32804818493505916, -2.1571345725399427, -4.117545653875876]</text:p>
          </table:table-cell>
          <table:table-cell office:value-type="string" calcext:value-type="string">
            <text:p>[-0.295416096201051, -0.2713787233907139, -0.4958038302418588, -0.6254984441336875]</text:p>
          </table:table-cell>
          <table:table-cell office:value-type="string" calcext:value-type="string">
            <text:p>[-0.9996005323885004, -4.555920205588926, -4.157337522076099, -4.021778876601778]</text:p>
          </table:table-cell>
          <table:table-cell office:value-type="string" calcext:value-type="string">
            <text:p>[-3.362059943133655, -1.1955366175716131, -1.0164714099225813, -1.6808040530759127]</text:p>
          </table:table-cell>
          <table:table-cell office:value-type="string" calcext:value-type="string">
            <text:p>[-3.7878123275931097, -1.1961200077840184, -0.8966100842181746, -1.351857172600934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3.032371580504778, -0.7389697851787336, -0.9409008043159917, -1.4435138469794273]</text:p>
          </table:table-cell>
          <table:table-cell office:value-type="string" calcext:value-type="string">
            <text:p>[-32.647512504292564, -1.325080289993119, -1.2668765924482406, -1.058527733791026]</text:p>
          </table:table-cell>
          <table:table-cell office:value-type="string" calcext:value-type="string">
            <text:p>[-3.3327097421591567, -1.3728832987009998, -1.6590204047119084, -1.9073216070381482]</text:p>
          </table:table-cell>
          <table:table-cell office:value-type="string" calcext:value-type="string">
            <text:p>[-4.208568183477546, -1.1750967889336161, -2.546451956975826, -4.515644584938361]</text:p>
          </table:table-cell>
          <table:table-cell office:value-type="string" calcext:value-type="string">
            <text:p>[-0.4533303546649714, -0.1885348619155458, -1.008324248800907, -1.7925840189104703]</text:p>
          </table:table-cell>
          <table:table-cell office:value-type="string" calcext:value-type="string">
            <text:p>[-2.757110279234709, -1.2951860497644185, -1.5315224573198671, -1.6534523307816462]</text:p>
          </table:table-cell>
          <table:table-cell office:value-type="string" calcext:value-type="string">
            <text:p>[-4.3627328353239125, -1.1901957834882237, -1.6724729754921341, -2.319649626218201]</text:p>
          </table:table-cell>
          <table:table-cell office:value-type="string" calcext:value-type="string">
            <text:p>[-0.6329697057441575, -1.156259144702254, -2.024785737800916, -1.9649677042928637]</text:p>
          </table:table-cell>
          <table:table-cell office:value-type="string" calcext:value-type="string">
            <text:p>[-0.8908504651592875, -0.3886541747079031, -0.5149746095864716, -0.6653585801432049]</text:p>
          </table:table-cell>
          <table:table-cell office:value-type="string" calcext:value-type="string">
            <text:p>[-4.770331241705006, -0.824859195912353, -1.595840959981265, -2.325826195674096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.2627128304379065, -0.8511623472605923, -1.9921969215176416, -3.0984994926500864]</text:p>
          </table:table-cell>
          <table:table-cell office:value-type="string" calcext:value-type="string">
            <text:p>[-0.8042819584038963, -0.8958428952428932, -1.724578463770321, -1.18228802538638]</text:p>
          </table:table-cell>
          <table:table-cell office:value-type="string" calcext:value-type="string">
            <text:p>[-6.527284202953831, -1.9078147561774284, -1.0649512079827783, -2.5960053361818725]</text:p>
          </table:table-cell>
          <table:table-cell office:value-type="string" calcext:value-type="string">
            <text:p>[-16.332966247334024, -0.7487904189795058, -1.3226555525543082, -1.5739762434407112]</text:p>
          </table:table-cell>
          <table:table-cell office:value-type="string" calcext:value-type="string">
            <text:p>[-4.137719188887901, -0.802335794020892, -1.1926443852503743, -1.742247737483349]</text:p>
          </table:table-cell>
          <table:table-cell office:value-type="string" calcext:value-type="string">
            <text:p>[-5.115323581635289, -1.0261780634837292, -0.7816075298896275, -2.2831779394300034]</text:p>
          </table:table-cell>
          <table:table-cell office:value-type="string" calcext:value-type="string">
            <text:p>[-10.06959351467016, -0.34520939520861216, -1.1343102094592883, -0.9967959248626368]</text:p>
          </table:table-cell>
          <table:table-cell office:value-type="string" calcext:value-type="string">
            <text:p>[-12.88046254592674, -0.8121142786136293, -1.6802787869918623, -2.742868911431029]</text:p>
          </table:table-cell>
          <table:table-cell office:value-type="string" calcext:value-type="string">
            <text:p>[-7.576612880679168, -1.904392104072672, -1.676184793752622, -2.4984713848750006]</text:p>
          </table:table-cell>
          <table:table-cell office:value-type="string" calcext:value-type="string">
            <text:p>[-25.568555852646146, -1.2205579846676917, -1.3829805129739192, -1.422950530546596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3.309737298270825, -1.491419696207097, -3.4751113063234085, -5.402352439064195]</text:p>
          </table:table-cell>
          <table:table-cell office:value-type="string" calcext:value-type="string">
            <text:p>[-17.95133875555002, -12.036269061155046, -11.000578862131016, -11.58455422769309]</text:p>
          </table:table-cell>
          <table:table-cell office:value-type="string" calcext:value-type="string">
            <text:p>[-14.870838143728204, -1.4563380523349156, -3.0363807304361945, -3.9671952680684797]</text:p>
          </table:table-cell>
          <table:table-cell office:value-type="string" calcext:value-type="string">
            <text:p>[-34.017791008926324, -1.4911394182224091, -0.9523011735212972, -0.6092586450792581]</text:p>
          </table:table-cell>
          <table:table-cell office:value-type="string" calcext:value-type="string">
            <text:p>[-0.9501754343061997, -0.5111328804618731, -1.1819161401294798, -2.5694128076331424]</text:p>
          </table:table-cell>
          <table:table-cell office:value-type="string" calcext:value-type="string">
            <text:p>[-9.794135995172514, -5.5083054326331204, -4.866605056779538, -5.179995425924311]</text:p>
          </table:table-cell>
          <table:table-cell office:value-type="string" calcext:value-type="string">
            <text:p>[-1.644511506351698, -4.839209360166441, -5.215628421147089, -4.68147755889583]</text:p>
          </table:table-cell>
          <table:table-cell office:value-type="string" calcext:value-type="string">
            <text:p>[-4.950951861098041, -1.169963798982887, -1.3069303515205855, -1.4634834033120825]</text:p>
          </table:table-cell>
          <table:table-cell office:value-type="string" calcext:value-type="string">
            <text:p>[-0.7330262161543644, -1.2267774658586639, -1.2160827144991782, -1.6736365242823847]</text:p>
          </table:table-cell>
          <table:table-cell office:value-type="string" calcext:value-type="string">
            <text:p>[-5.571431358314305, -1.1973492319608647, -1.6879040129960776, -2.744168767681198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0.4660302570456576, -0.7596661822849349, -1.1140169409817657, -0.9467457155990511]</text:p>
          </table:table-cell>
          <table:table-cell office:value-type="string" calcext:value-type="string">
            <text:p>[-4.7377233445155875, -1.3371613393572845, -1.6318732817967474, -2.0236353657582473]</text:p>
          </table:table-cell>
          <table:table-cell office:value-type="string" calcext:value-type="string">
            <text:p>[-3.64547474552146, -1.5283722290696078, -1.9923656376138243, -2.4363248459387643]</text:p>
          </table:table-cell>
          <table:table-cell office:value-type="string" calcext:value-type="string">
            <text:p>[-39.16798073277394, -2.8521069532207344, -2.3373364729237123, -2.4921434204751236]</text:p>
          </table:table-cell>
          <table:table-cell office:value-type="string" calcext:value-type="string">
            <text:p>[-25.67227405720498, -1.9111666627913193, -1.0435887199641725, -1.4753152065100528]</text:p>
          </table:table-cell>
          <table:table-cell office:value-type="string" calcext:value-type="string">
            <text:p>[-19.442017746501538, -2.692355960774817, -2.689484717398938, -2.792828207263942]</text:p>
          </table:table-cell>
          <table:table-cell office:value-type="string" calcext:value-type="string">
            <text:p>[-25.63279468927522, -1.3088464143016898, -1.7259346507859652, -2.163163077019603]</text:p>
          </table:table-cell>
          <table:table-cell office:value-type="string" calcext:value-type="string">
            <text:p>[-4.281848976006941, -1.4769293730423572, -1.070511723787848, -2.142928474886441]</text:p>
          </table:table-cell>
          <table:table-cell office:value-type="string" calcext:value-type="string">
            <text:p>[-5.179527197058631, -0.8860005583634978, -0.45093348498079777, -1.011712275546861]</text:p>
          </table:table-cell>
          <table:table-cell office:value-type="string" calcext:value-type="string">
            <text:p>[-17.070058205064065, -2.5040143960097794, -4.9880120744810075, -6.47902961570221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39.744760648537714, -5.019501282002969, -4.2722855549002015, -4.3524233108024335]</text:p>
          </table:table-cell>
          <table:table-cell office:value-type="string" calcext:value-type="string">
            <text:p>[-15.175242003216072, -4.790333115206047, -6.002266014645219, -6.295078224267647]</text:p>
          </table:table-cell>
          <table:table-cell office:value-type="string" calcext:value-type="string">
            <text:p>[-21.097196740043668, -3.913231114572957, -6.535186728164644, -8.41723636978806]</text:p>
          </table:table-cell>
          <table:table-cell office:value-type="string" calcext:value-type="string">
            <text:p>[-13.227481691578369, -3.1340890973444946, -3.3027964772695872, -3.1100080452892476]</text:p>
          </table:table-cell>
          <table:table-cell office:value-type="string" calcext:value-type="string">
            <text:p>[-1.4978275741236668, -4.139696887519295, -4.229345718147548, -3.46123839046224]</text:p>
          </table:table-cell>
          <table:table-cell office:value-type="string" calcext:value-type="string">
            <text:p>[-7.087032044460995, -2.5720837530787133, -2.082848692736561, -2.187853081653879]</text:p>
          </table:table-cell>
          <table:table-cell office:value-type="string" calcext:value-type="string">
            <text:p>[-6.5280790454087745, -1.5843842660955731, -3.2164489443290423, -6.895158866151241]</text:p>
          </table:table-cell>
          <table:table-cell office:value-type="string" calcext:value-type="string">
            <text:p>[-1.4974439780002458, -1.2063431481442732, -0.9505138683423064, -0.1472270719264701]</text:p>
          </table:table-cell>
          <table:table-cell office:value-type="string" calcext:value-type="string">
            <text:p>[-5.185714468098546, -2.668237082825242, -5.500205967201488, -8.926486955539325]</text:p>
          </table:table-cell>
          <table:table-cell office:value-type="string" calcext:value-type="string">
            <text:p>[-5.289779321918808, -1.4063621177230923, -1.4926709596406962, -1.562734783143882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20.195296245676108, -2.092390151879653, -1.2872415163504458, -2.3509855395234425]</text:p>
          </table:table-cell>
          <table:table-cell office:value-type="string" calcext:value-type="string">
            <text:p>[-5.3816996000565664, -2.4210309417248332, -2.0419292464041394, -2.409368115643429]</text:p>
          </table:table-cell>
          <table:table-cell office:value-type="string" calcext:value-type="string">
            <text:p>[-38.05459772245079, -5.0652920901538945, -5.6797381022545945, -6.683090098680511]</text:p>
          </table:table-cell>
          <table:table-cell office:value-type="string" calcext:value-type="string">
            <text:p>[-3.8313679294706526, -2.769581181727232, -2.8441865258002297, -2.9895732172225076]</text:p>
          </table:table-cell>
          <table:table-cell office:value-type="string" calcext:value-type="string">
            <text:p>[-18.102547427012983, -2.19039517589108, -2.2287617625569967, -2.7288204625983914]</text:p>
          </table:table-cell>
          <table:table-cell office:value-type="string" calcext:value-type="string">
            <text:p>[-4.894918123150371, -2.703636275790844, -1.6840055109052399, -1.746359395029362]</text:p>
          </table:table-cell>
          <table:table-cell office:value-type="string" calcext:value-type="string">
            <text:p>[-34.92689366131279, -2.982319313220083, -1.7001008750961777, -2.384997196680949]</text:p>
          </table:table-cell>
          <table:table-cell office:value-type="string" calcext:value-type="string">
            <text:p>[-4.218829797000945, -1.5358926139039442, -3.3200585893746526, -4.739952479750631]</text:p>
          </table:table-cell>
          <table:table-cell office:value-type="string" calcext:value-type="string">
            <text:p>[-10.972995863208123, -2.2986713085703547, -2.4223825684267952, -2.8144427575597097]</text:p>
          </table:table-cell>
          <table:table-cell office:value-type="string" calcext:value-type="string">
            <text:p>[-16.02811258612682, -3.4333224431331244, -3.564802964985936, -3.561511312330756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4.05928707587287, -5.310886236196044, -8.499463116915141, -10.703076335278539]</text:p>
          </table:table-cell>
          <table:table-cell office:value-type="string" calcext:value-type="string">
            <text:p>[-9.560312246557224, -4.376304347008864, -6.3507343224711965, -7.06875454680953]</text:p>
          </table:table-cell>
          <table:table-cell office:value-type="string" calcext:value-type="string">
            <text:p>[-34.38858118755226, -3.1439533539004305, -3.352790172415876, -2.3794283313675946]</text:p>
          </table:table-cell>
          <table:table-cell office:value-type="string" calcext:value-type="string">
            <text:p>[-6.252129266105699, -1.4686732261273594, -2.1058797996310163, -2.6361372180594866]</text:p>
          </table:table-cell>
          <table:table-cell office:value-type="string" calcext:value-type="string">
            <text:p>[-7.049491507649885, -2.5434065412524687, -2.8245959235495333, -3.2446881416394957]</text:p>
          </table:table-cell>
          <table:table-cell office:value-type="string" calcext:value-type="string">
            <text:p>[-21.819347137355983, -7.761388703618066, -6.611367889016906, -6.890786865395082]</text:p>
          </table:table-cell>
          <table:table-cell office:value-type="string" calcext:value-type="string">
            <text:p>[-51.39051951963647, -5.073964433696787, -4.5261171338814465, -3.879696298445312]</text:p>
          </table:table-cell>
          <table:table-cell office:value-type="string" calcext:value-type="string">
            <text:p>[-60.85218119312516, -4.642333587985359, -2.806889623659914, -2.2095074982559915]</text:p>
          </table:table-cell>
          <table:table-cell office:value-type="string" calcext:value-type="string">
            <text:p>[-19.793599405517458, -2.3757154900955424, -2.08402930428937, -1.342084656827347]</text:p>
          </table:table-cell>
          <table:table-cell office:value-type="string" calcext:value-type="string">
            <text:p>[-16.833862916234633, -4.283762181899031, -5.251985602764231, -5.13924353837980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60.86121299250109, -5.480412032675153, -5.478071192435086, -5.789769742493167]</text:p>
          </table:table-cell>
          <table:table-cell office:value-type="string" calcext:value-type="string">
            <text:p>[-45.25085718214714, -4.42582919337664, -3.58254394145201, -2.50802894665052]</text:p>
          </table:table-cell>
          <table:table-cell office:value-type="string" calcext:value-type="string">
            <text:p>[-28.97633972720537, -2.6037956895011316, -1.7491638792325181, -1.9212181146743612]</text:p>
          </table:table-cell>
          <table:table-cell office:value-type="string" calcext:value-type="string">
            <text:p>[-40.49735889046324, -3.1978550121142257, -3.328208708976743, -2.8602540707896917]</text:p>
          </table:table-cell>
          <table:table-cell office:value-type="string" calcext:value-type="string">
            <text:p>[-36.04429203096036, -2.417232257801283, -3.300968043881203, -3.508010367248904]</text:p>
          </table:table-cell>
          <table:table-cell office:value-type="string" calcext:value-type="string">
            <text:p>[-39.821417877885715, -3.073248192293465, -2.284948856114033, -3.155282887061839]</text:p>
          </table:table-cell>
          <table:table-cell office:value-type="string" calcext:value-type="string">
            <text:p>[-40.36610260786115, -4.051785376165951, -2.8363228117937345, -3.2964425755211746]</text:p>
          </table:table-cell>
          <table:table-cell office:value-type="string" calcext:value-type="string">
            <text:p>[-32.85282188626289, -3.116974379884807, -3.615368609025249, -3.8714982690467137]</text:p>
          </table:table-cell>
          <table:table-cell office:value-type="string" calcext:value-type="string">
            <text:p>[-25.788299115387137, -3.8853533259656903, -3.365175233074247, -4.421062950806065]</text:p>
          </table:table-cell>
          <table:table-cell office:value-type="string" calcext:value-type="string">
            <text:p>[-50.59648560713788, -5.82345586046098, -7.3171260458705145, -8.40416592134123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17.68680499326374, -4.948603377856009, -3.0897549477342467, -2.3666754185962535]</text:p>
          </table:table-cell>
          <table:table-cell office:value-type="string" calcext:value-type="string">
            <text:p>[-68.11476693192131, -7.114661548366175, -7.26467586362336, -8.151689890051417]</text:p>
          </table:table-cell>
          <table:table-cell office:value-type="string" calcext:value-type="string">
            <text:p>[-20.709469581630955, -7.1521584209708555, -4.572967703845454, -4.692526302935995]</text:p>
          </table:table-cell>
          <table:table-cell office:value-type="string" calcext:value-type="string">
            <text:p>[-13.960264382748978, -2.3615294601727177, -3.248832333071494, -3.3919851529236933]</text:p>
          </table:table-cell>
          <table:table-cell office:value-type="string" calcext:value-type="string">
            <text:p>[-39.01784725039559, -7.1166835989691535, -7.020096107998985, -7.277496974433695]</text:p>
          </table:table-cell>
          <table:table-cell office:value-type="string" calcext:value-type="string">
            <text:p>[-41.307032608783054, -3.5316029219454315, -2.7487951746812733, -2.6785441373280428]</text:p>
          </table:table-cell>
          <table:table-cell office:value-type="string" calcext:value-type="string">
            <text:p>[-21.069381949369447, -2.79474225419587, -1.6971697415871123, -1.083977921921364]</text:p>
          </table:table-cell>
          <table:table-cell office:value-type="string" calcext:value-type="string">
            <text:p>[-3.109259641036277, -7.4552723421871026, -8.039730285007574, -8.170390194415234]</text:p>
          </table:table-cell>
          <table:table-cell office:value-type="string" calcext:value-type="string">
            <text:p>[-20.305658732406194, -4.260619751921446, -4.014333939145498, -4.276758749847431]</text:p>
          </table:table-cell>
          <table:table-cell office:value-type="string" calcext:value-type="string">
            <text:p>[-26.00156897664685, -7.672540927885252, -10.974957790520623, -12.99034700089030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55.958743139278596, -11.85440414796175, -14.800015541243617, -16.259919679408675]</text:p>
          </table:table-cell>
          <table:table-cell office:value-type="string" calcext:value-type="string">
            <text:p>[-38.93557224281765, -4.118461830912845, -3.21027814891921, -2.9012985624992993]</text:p>
          </table:table-cell>
          <table:table-cell office:value-type="string" calcext:value-type="string">
            <text:p>[-28.31798576282725, -3.6643949015737975, -3.5241371630650775, -3.3391027380087257]</text:p>
          </table:table-cell>
          <table:table-cell office:value-type="string" calcext:value-type="string">
            <text:p>[-32.97923589125471, -3.164336942330448, -2.1529068613751035, -3.8632090948349296]</text:p>
          </table:table-cell>
          <table:table-cell office:value-type="string" calcext:value-type="string">
            <text:p>[-52.10970099935706, -7.873846218482572, -7.017993231263153, -6.534532532369464]</text:p>
          </table:table-cell>
          <table:table-cell office:value-type="string" calcext:value-type="string">
            <text:p>[-10.828343969531717, -6.517606854227931, -7.49731298210603, -8.956457546055564]</text:p>
          </table:table-cell>
          <table:table-cell office:value-type="string" calcext:value-type="string">
            <text:p>[-37.64718883870155, -5.486026614956163, -3.821348205767916, -2.838349545457075]</text:p>
          </table:table-cell>
          <table:table-cell office:value-type="string" calcext:value-type="string">
            <text:p>[-38.22551161960257, -2.1939416044157056, -1.2548371194514463, -1.2936354292347962]</text:p>
          </table:table-cell>
          <table:table-cell office:value-type="string" calcext:value-type="string">
            <text:p>[-59.496289847060325, -7.212948742514813, -7.0336029837840375, -6.686125070461646]</text:p>
          </table:table-cell>
          <table:table-cell office:value-type="string" calcext:value-type="string">
            <text:p>[-21.997892173876533, -4.622137322120534, -4.313357345610558, -4.135545511303329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6.95386440271677, -5.714821008063087, -5.507998435270478, -5.0372823683152435]</text:p>
          </table:table-cell>
          <table:table-cell office:value-type="string" calcext:value-type="string">
            <text:p>[-13.450172453862507, -4.814766668780934, -3.490197166990394, -2.926782859181909]</text:p>
          </table:table-cell>
          <table:table-cell office:value-type="string" calcext:value-type="string">
            <text:p>[-12.953778408015326, -4.7053174862651925, -4.708597287299332, -4.1034613692378485]</text:p>
          </table:table-cell>
          <table:table-cell office:value-type="string" calcext:value-type="string">
            <text:p>[-49.56433691696556, -6.435111927051418, -5.516859301959953, -5.606721990650487]</text:p>
          </table:table-cell>
          <table:table-cell office:value-type="string" calcext:value-type="string">
            <text:p>[-38.17027382815192, -3.0063928602749312, -4.363639102957828, -4.616619535076216]</text:p>
          </table:table-cell>
          <table:table-cell office:value-type="string" calcext:value-type="string">
            <text:p>[-51.67392885846374, -4.678045277163934, -3.676895310234274, -2.3046310367104805]</text:p>
          </table:table-cell>
          <table:table-cell office:value-type="string" calcext:value-type="string">
            <text:p>[-41.20410107438344, -6.232452459511295, -7.136705714836888, -8.474551681459275]</text:p>
          </table:table-cell>
          <table:table-cell office:value-type="string" calcext:value-type="string">
            <text:p>[-38.84297955653726, -3.1795967882344733, -2.3300962060279318, -2.0827609684093584]</text:p>
          </table:table-cell>
          <table:table-cell office:value-type="string" calcext:value-type="string">
            <text:p>[-36.0779511876772, -2.913613408637228, -3.52272833316718, -3.807327507089875]</text:p>
          </table:table-cell>
          <table:table-cell office:value-type="string" calcext:value-type="string">
            <text:p>[-57.06434154118099, -5.719104975980027, -5.7728098927042115, -5.429324417817782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21.318034811295593, -5.397195915357544, -4.673852709883208, -3.8929662299905354]</text:p>
          </table:table-cell>
          <table:table-cell office:value-type="string" calcext:value-type="string">
            <text:p>[-41.83135121439236, -3.070704807623481, -2.810098264823946, -2.977475470662072]</text:p>
          </table:table-cell>
          <table:table-cell office:value-type="string" calcext:value-type="string">
            <text:p>[-23.763499826103242, -4.07538392255713, -3.4414090873271297, -2.8136876851274195]</text:p>
          </table:table-cell>
          <table:table-cell office:value-type="string" calcext:value-type="string">
            <text:p>[-48.57929044454592, -4.356596976715266, -3.555788150995065, -3.597698626686463]</text:p>
          </table:table-cell>
          <table:table-cell office:value-type="string" calcext:value-type="string">
            <text:p>[-28.779696031403024, -2.699589089108434, -2.797473970560027, -2.2608859076083787]</text:p>
          </table:table-cell>
          <table:table-cell office:value-type="string" calcext:value-type="string">
            <text:p>[-51.35363477816768, -4.893968259591919, -3.2839078640113595, -2.5345492359376554]</text:p>
          </table:table-cell>
          <table:table-cell office:value-type="string" calcext:value-type="string">
            <text:p>[-38.66043426240897, -4.538334964852209, -4.317452180338899, -3.22116652484683]</text:p>
          </table:table-cell>
          <table:table-cell office:value-type="string" calcext:value-type="string">
            <text:p>[-32.38107523545344, -8.308091545195806, -6.451785707691515, -4.8211571942959]</text:p>
          </table:table-cell>
          <table:table-cell office:value-type="string" calcext:value-type="string">
            <text:p>[-26.419814419362318, -2.679958432007301, -2.4811833563389785, -2.2579457942055736]</text:p>
          </table:table-cell>
          <table:table-cell office:value-type="string" calcext:value-type="string">
            <text:p>[-60.84379891378613, -4.96150892989482, -5.661137156615781, -7.20881298420397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45.51883855543721, -3.052773257067809, -2.5426506052199427, -2.4266720446713297]</text:p>
          </table:table-cell>
          <table:table-cell office:value-type="string" calcext:value-type="string">
            <text:p>[-59.117974773228845, -6.051500479138783, -4.154302628639228, -3.038516358856569]</text:p>
          </table:table-cell>
          <table:table-cell office:value-type="string" calcext:value-type="string">
            <text:p>[-66.1407077365038, -3.6906559669229955, -5.026172204313206, -8.593857599782462]</text:p>
          </table:table-cell>
          <table:table-cell office:value-type="string" calcext:value-type="string">
            <text:p>[-22.972306654528406, -3.2788230962637943, -2.1962467722541623, -3.039354023339569]</text:p>
          </table:table-cell>
          <table:table-cell office:value-type="string" calcext:value-type="string">
            <text:p>[-47.21721912791499, -13.060316731601462, -12.252516295540428, -12.900431905819287]</text:p>
          </table:table-cell>
          <table:table-cell office:value-type="string" calcext:value-type="string">
            <text:p>[-38.492804756767754, -6.978901264945692, -4.9350779441401205, -3.4946111717412798]</text:p>
          </table:table-cell>
          <table:table-cell office:value-type="string" calcext:value-type="string">
            <text:p>[-61.38229344163453, -11.165950245276157, -8.183888118866655, -5.3547605362929795]</text:p>
          </table:table-cell>
          <table:table-cell office:value-type="string" calcext:value-type="string">
            <text:p>[-12.600652458592453, -4.681580394260121, -4.092326273055091, -2.5066150869226256]</text:p>
          </table:table-cell>
          <table:table-cell office:value-type="string" calcext:value-type="string">
            <text:p>[-61.338763300828035, -5.017586896274917, -4.24190820724708, -4.192456491113927]</text:p>
          </table:table-cell>
          <table:table-cell office:value-type="string" calcext:value-type="string">
            <text:p>[-61.7872991779169, -5.783141957416027, -3.9201799297387874, -2.703398216304675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80.85926044285073, -7.633076324748789, -3.8447405368255305, -2.6507955626737134]</text:p>
          </table:table-cell>
          <table:table-cell office:value-type="string" calcext:value-type="string">
            <text:p>[-88.0506955725149, -7.868766312646858, -5.150380733786686, -3.2900848899277024]</text:p>
          </table:table-cell>
          <table:table-cell office:value-type="string" calcext:value-type="string">
            <text:p>[-64.27980167817535, -6.352259433762275, -3.944658573069204, -2.7035722540167173]</text:p>
          </table:table-cell>
          <table:table-cell table:number-columns-repeated="2" office:value-type="string" calcext:value-type="string">
            <text:p>[-97.0176991758609, -7.103995371395055, -5.278906384895832, -3.6198649893308232]</text:p>
          </table:table-cell>
          <table:table-cell office:value-type="string" calcext:value-type="string">
            <text:p>[-45.14148074239752, -6.540545927803798, -4.642286943221086, -3.2287184503878796]</text:p>
          </table:table-cell>
          <table:table-cell office:value-type="string" calcext:value-type="string">
            <text:p>[-97.0176991758609, -7.103995371395055, -5.278906384895832, -3.6198649893308232]</text:p>
          </table:table-cell>
          <table:table-cell office:value-type="string" calcext:value-type="string">
            <text:p>[-66.02004035911368, -7.4188582120741975, -6.101530671314426, -3.282599838295175]</text:p>
          </table:table-cell>
          <table:table-cell office:value-type="string" calcext:value-type="string">
            <text:p>[-76.03744340684817, -6.370019398532056, -4.586378516252276, -3.141501871233765]</text:p>
          </table:table-cell>
          <table:table-cell office:value-type="string" calcext:value-type="string">
            <text:p>[-66.02004035911368, -7.4188582120741975, -6.101530671314426, -3.28259983829517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58503871781454, 0.48196280515699264, 0.5523643474077198, 0.645782664994596]</text:p>
          </table:table-cell>
          <table:table-cell office:value-type="string" calcext:value-type="string">
            <text:p>[0.24630842134257488, 0.483446883234183, 0.553163728306134, 0.6469911305219043]</text:p>
          </table:table-cell>
          <table:table-cell office:value-type="string" calcext:value-type="string">
            <text:p>[0.24884044963513915, 0.4870935999667811, 0.5581254270233488, 0.6506628225481]</text:p>
          </table:table-cell>
          <table:table-cell office:value-type="string" calcext:value-type="string">
            <text:p>[0.2604803198633357, 0.481861376613772, 0.5521607384528192, 0.6456109103169383]</text:p>
          </table:table-cell>
          <table:table-cell office:value-type="string" calcext:value-type="string">
            <text:p>[0.24809581100039424, 0.4824615985287735, 0.5542300035856125, 0.6478782449722297]</text:p>
          </table:table-cell>
          <table:table-cell office:value-type="string" calcext:value-type="string">
            <text:p>[0.29997105653575434, 0.4841803007128957, 0.5546728847729504, 0.649884011251941]</text:p>
          </table:table-cell>
          <table:table-cell office:value-type="string" calcext:value-type="string">
            <text:p>[0.26081495562014967, 0.48700389390146664, 0.5543858043749151, 0.6520095054599709]</text:p>
          </table:table-cell>
          <table:table-cell office:value-type="string" calcext:value-type="string">
            <text:p>[0.24800285466456706, 0.48274434463434823, 0.5524929299712958, 0.6457402230954434]</text:p>
          </table:table-cell>
          <table:table-cell office:value-type="string" calcext:value-type="string">
            <text:p>[0.2675861637963778, 0.5102757084092048, 0.5817473692225856, 0.680493524621572]</text:p>
          </table:table-cell>
          <table:table-cell office:value-type="string" calcext:value-type="string">
            <text:p>[0.2604803198633357, 0.481861376613772, 0.5521607384528192, 0.645610910316938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64826801844085, 0.48665782752420883, 0.5556347193035663, 0.6525061833177686]</text:p>
          </table:table-cell>
          <table:table-cell office:value-type="string" calcext:value-type="string">
            <text:p>[0.29870872601278253, 0.483542555792959, 0.5563144272592631, 0.6493584568034836]</text:p>
          </table:table-cell>
          <table:table-cell office:value-type="string" calcext:value-type="string">
            <text:p>[0.25780071647420705, 0.48379224940242255, 0.5545166117383459, 0.6491835431448083]</text:p>
          </table:table-cell>
          <table:table-cell office:value-type="string" calcext:value-type="string">
            <text:p>[0.24780893879734328, 0.4910882004173249, 0.5616054293228618, 0.6582849827908749]</text:p>
          </table:table-cell>
          <table:table-cell office:value-type="string" calcext:value-type="string">
            <text:p>[0.25509326222732087, 0.4818929351682123, 0.5540837526109901, 0.6526169733301631]</text:p>
          </table:table-cell>
          <table:table-cell office:value-type="string" calcext:value-type="string">
            <text:p>[0.24521467983181686, 0.4822313226145344, 0.5609485565235408, 0.6709241283439602]</text:p>
          </table:table-cell>
          <table:table-cell office:value-type="string" calcext:value-type="string">
            <text:p>[0.24878544548845907, 0.4828855964889248, 0.55408640514665, 0.6488142663597765]</text:p>
          </table:table-cell>
          <table:table-cell office:value-type="string" calcext:value-type="string">
            <text:p>[0.26191450569211755, 0.503156285229778, 0.5740323329605221, 0.6697860842906317]</text:p>
          </table:table-cell>
          <table:table-cell office:value-type="string" calcext:value-type="string">
            <text:p>[0.2619334885392756, 0.4876051853591326, 0.5564992619486225, 0.6558427558236636]</text:p>
          </table:table-cell>
          <table:table-cell office:value-type="string" calcext:value-type="string">
            <text:p>[0.27361188463649766, 0.4870383908937788, 0.554811329596248, 0.653481993486232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4876875226888923, 0.48485128977860886, 0.5555868687683636, 0.653858235847796]</text:p>
          </table:table-cell>
          <table:table-cell office:value-type="string" calcext:value-type="string">
            <text:p>[0.32093373873669323, 0.4881808957571359, 0.5578257143010424, 0.6517290909450604]</text:p>
          </table:table-cell>
          <table:table-cell office:value-type="string" calcext:value-type="string">
            <text:p>[0.24892909078721256, 0.48756681247875305, 0.5590464902633976, 0.6571236588916016]</text:p>
          </table:table-cell>
          <table:table-cell office:value-type="string" calcext:value-type="string">
            <text:p>[0.25274121128648075, 0.48749426770488097, 0.564456099800496, 0.6732025186326418]</text:p>
          </table:table-cell>
          <table:table-cell office:value-type="string" calcext:value-type="string">
            <text:p>[0.25042298178224204, 0.48210223202509056, 0.5566243791252203, 0.6565375913390049]</text:p>
          </table:table-cell>
          <table:table-cell office:value-type="string" calcext:value-type="string">
            <text:p>[0.2588602821438099, 0.4880626237681287, 0.5591511677450252, 0.6555327515734617]</text:p>
          </table:table-cell>
          <table:table-cell office:value-type="string" calcext:value-type="string">
            <text:p>[0.29823379069342104, 0.4870154240650695, 0.5599287962931546, 0.6592857538849066]</text:p>
          </table:table-cell>
          <table:table-cell office:value-type="string" calcext:value-type="string">
            <text:p>[0.26471668950120275, 0.48669591274987084, 0.561935629095908, 0.6578379860915243]</text:p>
          </table:table-cell>
          <table:table-cell office:value-type="string" calcext:value-type="string">
            <text:p>[0.2644233186294017, 0.48329253890646307, 0.5540266587504635, 0.6488103538255073]</text:p>
          </table:table-cell>
          <table:table-cell office:value-type="string" calcext:value-type="string">
            <text:p>[0.26141627150669283, 0.4852646709325091, 0.5595588781846004, 0.660605245325932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4694123561327694, 0.48534874114436294, 0.5618739901958655, 0.6647496530647798]</text:p>
          </table:table-cell>
          <table:table-cell office:value-type="string" calcext:value-type="string">
            <text:p>[0.2671833703214329, 0.48504343292071206, 0.5598275087166678, 0.653239069546987]</text:p>
          </table:table-cell>
          <table:table-cell office:value-type="string" calcext:value-type="string">
            <text:p>[0.31604466368185036, 0.49103725880239785, 0.5560909024870101, 0.6618960777767249]</text:p>
          </table:table-cell>
          <table:table-cell office:value-type="string" calcext:value-type="string">
            <text:p>[0.30758382805474765, 0.4859537869640534, 0.5572394108065287, 0.654947005950799]</text:p>
          </table:table-cell>
          <table:table-cell office:value-type="string" calcext:value-type="string">
            <text:p>[0.29648226519931775, 0.48540573923149444, 0.5580822186980368, 0.655672420173014]</text:p>
          </table:table-cell>
          <table:table-cell office:value-type="string" calcext:value-type="string">
            <text:p>[0.30230823133496393, 0.48590846154548334, 0.55481084733714, 0.6591584156423707]</text:p>
          </table:table-cell>
          <table:table-cell office:value-type="string" calcext:value-type="string">
            <text:p>[0.299400190243575, 0.4830816466568445, 0.557182580766185, 0.6508572049880028]</text:p>
          </table:table-cell>
          <table:table-cell office:value-type="string" calcext:value-type="string">
            <text:p>[0.2936599799478014, 0.4841330992608438, 0.560622617744931, 0.662142921983319]</text:p>
          </table:table-cell>
          <table:table-cell office:value-type="string" calcext:value-type="string">
            <text:p>[0.3151905686863908, 0.4905142285566494, 0.5606980157530379, 0.6609658376183105]</text:p>
          </table:table-cell>
          <table:table-cell office:value-type="string" calcext:value-type="string">
            <text:p>[0.32826738401368294, 0.4872935664205527, 0.5586547923043539, 0.653975611875307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2258059642818043, 0.48926407642590897, 0.5684980025197647, 0.6791472877314049]</text:p>
          </table:table-cell>
          <table:table-cell office:value-type="string" calcext:value-type="string">
            <text:p>[0.33111619944927606, 0.5360783050247852, 0.6100765567743758, 0.7189924939842762]</text:p>
          </table:table-cell>
          <table:table-cell office:value-type="string" calcext:value-type="string">
            <text:p>[0.3030559045842699, 0.48830394499553853, 0.5687758067477733, 0.6698502007323175]</text:p>
          </table:table-cell>
          <table:table-cell office:value-type="string" calcext:value-type="string">
            <text:p>[0.34183758497979105, 0.488770683385824, 0.5566033159255713, 0.6500293416164763]</text:p>
          </table:table-cell>
          <table:table-cell office:value-type="string" calcext:value-type="string">
            <text:p>[0.24754890558908277, 0.4839466322477803, 0.557847416437705, 0.6612247047186355]</text:p>
          </table:table-cell>
          <table:table-cell office:value-type="string" calcext:value-type="string">
            <text:p>[0.2841496114554394, 0.5089227954527095, 0.5766637882109201, 0.6784454180994064]</text:p>
          </table:table-cell>
          <table:table-cell office:value-type="string" calcext:value-type="string">
            <text:p>[0.2875977903485237, 0.5023036888171123, 0.5776342947971397, 0.673860668440431]</text:p>
          </table:table-cell>
          <table:table-cell office:value-type="string" calcext:value-type="string">
            <text:p>[0.2721394782479688, 0.48618355368823585, 0.5581663308870202, 0.6550581131881371]</text:p>
          </table:table-cell>
          <table:table-cell office:value-type="string" calcext:value-type="string">
            <text:p>[0.24973556981679987, 0.48767030775010406, 0.5587264989509835, 0.6552963327863681]</text:p>
          </table:table-cell>
          <table:table-cell office:value-type="string" calcext:value-type="string">
            <text:p>[0.2590834730717053, 0.4879157550155384, 0.5598616304311196, 0.6624848474507136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6014302290779084, 0.4850318809537701, 0.5566277173683465, 0.6505346646637078]</text:p>
          </table:table-cell>
          <table:table-cell office:value-type="string" calcext:value-type="string">
            <text:p>[0.31324985420519863, 0.48783820356966484, 0.5602327856085741, 0.658536002020349]</text:p>
          </table:table-cell>
          <table:table-cell office:value-type="string" calcext:value-type="string">
            <text:p>[0.2620173275247713, 0.4885345685458029, 0.5614822569957821, 0.6601340118558963]</text:p>
          </table:table-cell>
          <table:table-cell office:value-type="string" calcext:value-type="string">
            <text:p>[0.36181962790973915, 0.49583052913892844, 0.5645737057831431, 0.660068003445927]</text:p>
          </table:table-cell>
          <table:table-cell office:value-type="string" calcext:value-type="string">
            <text:p>[0.33281644617292266, 0.49039239369096554, 0.5572263209964842, 0.6541798065782134]</text:p>
          </table:table-cell>
          <table:table-cell office:value-type="string" calcext:value-type="string">
            <text:p>[0.3282133429406708, 0.49479449760350136, 0.5658347053483255, 0.6623822295750692]</text:p>
          </table:table-cell>
          <table:table-cell office:value-type="string" calcext:value-type="string">
            <text:p>[0.3269468939965509, 0.4869319544816523, 0.5604856325766705, 0.6598323741015315]</text:p>
          </table:table-cell>
          <table:table-cell office:value-type="string" calcext:value-type="string">
            <text:p>[0.28039630693768636, 0.4886508062771122, 0.5560431805755692, 0.6586591751470903]</text:p>
          </table:table-cell>
          <table:table-cell office:value-type="string" calcext:value-type="string">
            <text:p>[0.3188470400900083, 0.4853278777949593, 0.5537327324407283, 0.6512559162747431]</text:p>
          </table:table-cell>
          <table:table-cell office:value-type="string" calcext:value-type="string">
            <text:p>[0.31735610936241543, 0.49289122862903545, 0.5788316087191749, 0.686186556423720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8108835503854044, 0.5041591472501835, 0.574296745092652, 0.6723661536736275]</text:p>
          </table:table-cell>
          <table:table-cell office:value-type="string" calcext:value-type="string">
            <text:p>[0.29778799617051077, 0.5031058909083129, 0.5836717516984624, 0.6854509664110479]</text:p>
          </table:table-cell>
          <table:table-cell office:value-type="string" calcext:value-type="string">
            <text:p>[0.3286010402442364, 0.50035172428828, 0.5862842714966124, 0.7006506675484304]</text:p>
          </table:table-cell>
          <table:table-cell office:value-type="string" calcext:value-type="string">
            <text:p>[0.3149565509503485, 0.49617975240355666, 0.5690009181415743, 0.6644754521972596]</text:p>
          </table:table-cell>
          <table:table-cell office:value-type="string" calcext:value-type="string">
            <text:p>[0.28390542592143875, 0.4996233769116718, 0.5722195981197852, 0.6666492194228687]</text:p>
          </table:table-cell>
          <table:table-cell office:value-type="string" calcext:value-type="string">
            <text:p>[0.26109186559607966, 0.4942149994896848, 0.5620189020617489, 0.6594118056737424]</text:p>
          </table:table-cell>
          <table:table-cell office:value-type="string" calcext:value-type="string">
            <text:p>[0.26699504332041935, 0.48788259627873026, 0.5669449425872928, 0.6895601720672999]</text:p>
          </table:table-cell>
          <table:table-cell office:value-type="string" calcext:value-type="string">
            <text:p>[0.2824657693706629, 0.4871022074784286, 0.5565934615688342, 0.6461970981335221]</text:p>
          </table:table-cell>
          <table:table-cell office:value-type="string" calcext:value-type="string">
            <text:p>[0.26587578390350447, 0.4935979480057261, 0.581315525277966, 0.7019587918589794]</text:p>
          </table:table-cell>
          <table:table-cell office:value-type="string" calcext:value-type="string">
            <text:p>[0.31174815125325245, 0.487446304744117, 0.5587518724934999, 0.6559154484011701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985349255794751, 0.49093336926500697, 0.5576412001438237, 0.6599301173604994]</text:p>
          </table:table-cell>
          <table:table-cell office:value-type="string" calcext:value-type="string">
            <text:p>[0.2734302554361376, 0.4934871936154677, 0.5619240730195336, 0.6593784755800551]</text:p>
          </table:table-cell>
          <table:table-cell office:value-type="string" calcext:value-type="string">
            <text:p>[0.3686746230316679, 0.5050759094351106, 0.5818669487106217, 0.688730486426568]</text:p>
          </table:table-cell>
          <table:table-cell office:value-type="string" calcext:value-type="string">
            <text:p>[0.2659157007037116, 0.49409009352213396, 0.566074769525416, 0.6639358912624981]</text:p>
          </table:table-cell>
          <table:table-cell office:value-type="string" calcext:value-type="string">
            <text:p>[0.33689741208190416, 0.4913767670159612, 0.5633924127176188, 0.6633431897013301]</text:p>
          </table:table-cell>
          <table:table-cell office:value-type="string" calcext:value-type="string">
            <text:p>[0.2899454509682713, 0.49487188147998046, 0.5608648706692495, 0.6551562729844876]</text:p>
          </table:table-cell>
          <table:table-cell office:value-type="string" calcext:value-type="string">
            <text:p>[0.356492252667474, 0.49825594728200095, 0.5615658719211263, 0.6597606180607667]</text:p>
          </table:table-cell>
          <table:table-cell office:value-type="string" calcext:value-type="string">
            <text:p>[0.30285606939065207, 0.4885359006833179, 0.5688681594118631, 0.6745325127112121]</text:p>
          </table:table-cell>
          <table:table-cell office:value-type="string" calcext:value-type="string">
            <text:p>[0.30190796301201495, 0.492804996220902, 0.5642219006665401, 0.6632982134658337]</text:p>
          </table:table-cell>
          <table:table-cell office:value-type="string" calcext:value-type="string">
            <text:p>[0.3327265624728504, 0.4969912216271363, 0.5709850136449831, 0.6672962025487398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3088061431008214, 0.5066743836261657, 0.5977500560336196, 0.7135127310563426]</text:p>
          </table:table-cell>
          <table:table-cell office:value-type="string" calcext:value-type="string">
            <text:p>[0.30472180972932805, 0.5019564524852933, 0.5859499173985275, 0.6905013922608396]</text:p>
          </table:table-cell>
          <table:table-cell office:value-type="string" calcext:value-type="string">
            <text:p>[0.3356248492312213, 0.4963869080267982, 0.5681112468011458, 0.6604259904394171]</text:p>
          </table:table-cell>
          <table:table-cell office:value-type="string" calcext:value-type="string">
            <text:p>[0.265939731362933, 0.48803797524422854, 0.562054725220903, 0.6620744662058361]</text:p>
          </table:table-cell>
          <table:table-cell office:value-type="string" calcext:value-type="string">
            <text:p>[0.2790588842777064, 0.4939032418184332, 0.5669883501473899, 0.665820036500231]</text:p>
          </table:table-cell>
          <table:table-cell office:value-type="string" calcext:value-type="string">
            <text:p>[0.3446381610013408, 0.5176943630884383, 0.5868398796264787, 0.6881572351340881]</text:p>
          </table:table-cell>
          <table:table-cell office:value-type="string" calcext:value-type="string">
            <text:p>[0.41555646019983977, 0.5057271262342384, 0.5744115324824477, 0.6714177462104008]</text:p>
          </table:table-cell>
          <table:table-cell office:value-type="string" calcext:value-type="string">
            <text:p>[0.44249659681042536, 0.5026449250735261, 0.5654848786296631, 0.6586723248429198]</text:p>
          </table:table-cell>
          <table:table-cell office:value-type="string" calcext:value-type="string">
            <text:p>[0.3286060034216285, 0.4923487942331267, 0.5629495499082163, 0.654089295520956]</text:p>
          </table:table-cell>
          <table:table-cell office:value-type="string" calcext:value-type="string">
            <text:p>[0.325329028314496, 0.5024622449669469, 0.5792225610881195, 0.6776947652185153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443453414634321, 0.5066897141970557, 0.5823481868728507, 0.6811234310198758]</text:p>
          </table:table-cell>
          <table:table-cell office:value-type="string" calcext:value-type="string">
            <text:p>[0.35946093287593445, 0.5017945201617543, 0.5710461453343845, 0.6607405917934065]</text:p>
          </table:table-cell>
          <table:table-cell office:value-type="string" calcext:value-type="string">
            <text:p>[0.33328475473707425, 0.49436779461745606, 0.561227078277967, 0.6570874720557828]</text:p>
          </table:table-cell>
          <table:table-cell office:value-type="string" calcext:value-type="string">
            <text:p>[0.3545874830439899, 0.49557556427537364, 0.5680500659416285, 0.6626196187003744]</text:p>
          </table:table-cell>
          <table:table-cell office:value-type="string" calcext:value-type="string">
            <text:p>[0.3336063108262915, 0.49413071127380176, 0.5687355234793361, 0.6673127727500192]</text:p>
          </table:table-cell>
          <table:table-cell office:value-type="string" calcext:value-type="string">
            <text:p>[0.3752423191013349, 0.4953304357113043, 0.5639163117323043, 0.6639760423954166]</text:p>
          </table:table-cell>
          <table:table-cell office:value-type="string" calcext:value-type="string">
            <text:p>[0.3736915447995497, 0.500595893476745, 0.5668451846624688, 0.665117295271416]</text:p>
          </table:table-cell>
          <table:table-cell office:value-type="string" calcext:value-type="string">
            <text:p>[0.3609604490910747, 0.4961266946593143, 0.5710345790556293, 0.670677222533572]</text:p>
          </table:table-cell>
          <table:table-cell office:value-type="string" calcext:value-type="string">
            <text:p>[0.32933382384836113, 0.5005426229282081, 0.5681834233298289, 0.672993382287869]</text:p>
          </table:table-cell>
          <table:table-cell office:value-type="string" calcext:value-type="string">
            <text:p>[0.3926791217828806, 0.5099045623443457, 0.5927515346852756, 0.7003856145901772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3613262025045787, 0.5049611220306844, 0.5673465114830057, 0.6603652883501059]</text:p>
          </table:table-cell>
          <table:table-cell office:value-type="string" calcext:value-type="string">
            <text:p>[0.47524745960456094, 0.5150704763212001, 0.5912569343432086, 0.6961876234860435]</text:p>
          </table:table-cell>
          <table:table-cell office:value-type="string" calcext:value-type="string">
            <text:p>[0.358524008283363, 0.5136986544806466, 0.5762610988144496, 0.6757400091334836]</text:p>
          </table:table-cell>
          <table:table-cell office:value-type="string" calcext:value-type="string">
            <text:p>[0.2990862868945308, 0.4928447072075728, 0.5689153129991893, 0.6663202195907331]</text:p>
          </table:table-cell>
          <table:table-cell office:value-type="string" calcext:value-type="string">
            <text:p>[0.35463684716083543, 0.5150032842335283, 0.5875408308832695, 0.6919464024992977]</text:p>
          </table:table-cell>
          <table:table-cell office:value-type="string" calcext:value-type="string">
            <text:p>[0.3791212991922759, 0.49829208415170184, 0.5647103102281065, 0.6624827614044129]</text:p>
          </table:table-cell>
          <table:table-cell office:value-type="string" calcext:value-type="string">
            <text:p>[0.3359645423867221, 0.4960008730076713, 0.559800231452743, 0.6518373785938267]</text:p>
          </table:table-cell>
          <table:table-cell office:value-type="string" calcext:value-type="string">
            <text:p>[0.30624892301953927, 0.5177432827980737, 0.591897862392234, 0.6982239915391593]</text:p>
          </table:table-cell>
          <table:table-cell office:value-type="string" calcext:value-type="string">
            <text:p>[0.33265168567018294, 0.5023051641607764, 0.5729031741153011, 0.6735525127704249]</text:p>
          </table:table-cell>
          <table:table-cell office:value-type="string" calcext:value-type="string">
            <text:p>[0.3350551023348284, 0.5187901309271263, 0.61081639432782, 0.728497054456943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4492697978712241, 0.5389392733989834, 0.631513509479723, 0.7490878622947096]</text:p>
          </table:table-cell>
          <table:table-cell office:value-type="string" calcext:value-type="string">
            <text:p>[0.37248050410375405, 0.5013157803227982, 0.5683458140349644, 0.6636878773422926]</text:p>
          </table:table-cell>
          <table:table-cell office:value-type="string" calcext:value-type="string">
            <text:p>[0.35085467290789735, 0.49884636051674014, 0.5707608104137704, 0.6662406006245655]</text:p>
          </table:table-cell>
          <table:table-cell office:value-type="string" calcext:value-type="string">
            <text:p>[0.3658266355790681, 0.4955646070629687, 0.5628789059224497, 0.6681492983459871]</text:p>
          </table:table-cell>
          <table:table-cell office:value-type="string" calcext:value-type="string">
            <text:p>[0.42728040109146237, 0.5188834994860156, 0.5892765159237937, 0.6878166540824684]</text:p>
          </table:table-cell>
          <table:table-cell office:value-type="string" calcext:value-type="string">
            <text:p>[0.26873716636808537, 0.5132492911268223, 0.5918494591282891, 0.7029172059278375]</text:p>
          </table:table-cell>
          <table:table-cell office:value-type="string" calcext:value-type="string">
            <text:p>[0.3551172320306026, 0.5063987599998262, 0.5717957497475629, 0.6644204113535568]</text:p>
          </table:table-cell>
          <table:table-cell office:value-type="string" calcext:value-type="string">
            <text:p>[0.3762129530347425, 0.4917623137928139, 0.5582496444887565, 0.6526831967566776]</text:p>
          </table:table-cell>
          <table:table-cell office:value-type="string" calcext:value-type="string">
            <text:p>[0.4332193216589835, 0.5158198181143456, 0.5891154918784239, 0.6881903479926086]</text:p>
          </table:table-cell>
          <table:table-cell office:value-type="string" calcext:value-type="string">
            <text:p>[0.3218219071495715, 0.502574659445176, 0.5727417351815739, 0.6715028216981607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5074964545536667, 0.5092802804727783, 0.5812605904273378, 0.6773960653834967]</text:p>
          </table:table-cell>
          <table:table-cell office:value-type="string" calcext:value-type="string">
            <text:p>[0.27618531165841986, 0.5037057240864112, 0.5698721130614859, 0.6639505509522888]</text:p>
          </table:table-cell>
          <table:table-cell office:value-type="string" calcext:value-type="string">
            <text:p>[0.33258155499133607, 0.5026508689532446, 0.5758901035765671, 0.6714169752554102]</text:p>
          </table:table-cell>
          <table:table-cell office:value-type="string" calcext:value-type="string">
            <text:p>[0.4068640726583257, 0.5122665181667752, 0.5808019088722605, 0.6799088125950018]</text:p>
          </table:table-cell>
          <table:table-cell office:value-type="string" calcext:value-type="string">
            <text:p>[0.3418240961326124, 0.49450228368043686, 0.5756229896172009, 0.6737692341219412]</text:p>
          </table:table-cell>
          <table:table-cell office:value-type="string" calcext:value-type="string">
            <text:p>[0.40519434196418797, 0.502995291594023, 0.5700609957907766, 0.6587771069747665]</text:p>
          </table:table-cell>
          <table:table-cell office:value-type="string" calcext:value-type="string">
            <text:p>[0.3722323014959815, 0.5107102095632716, 0.5930233535113413, 0.6995186984180838]</text:p>
          </table:table-cell>
          <table:table-cell office:value-type="string" calcext:value-type="string">
            <text:p>[0.3730561398279902, 0.4966965058399356, 0.5640597148949962, 0.6585807270716117]</text:p>
          </table:table-cell>
          <table:table-cell office:value-type="string" calcext:value-type="string">
            <text:p>[0.34874641410691654, 0.4954924912748176, 0.5714446965370882, 0.6698345218841528]</text:p>
          </table:table-cell>
          <table:table-cell office:value-type="string" calcext:value-type="string">
            <text:p>[0.4314860027686223, 0.5085897966279698, 0.5831813246124015, 0.680792228876387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4248544045565055, 0.5071762801185192, 0.5761943389851761, 0.6688315045034445]</text:p>
          </table:table-cell>
          <table:table-cell office:value-type="string" calcext:value-type="string">
            <text:p>[0.362228565454861, 0.4949594332303543, 0.5663800414675694, 0.663522369138733]</text:p>
          </table:table-cell>
          <table:table-cell office:value-type="string" calcext:value-type="string">
            <text:p>[0.3220322845571692, 0.5003624739394829, 0.5698902021866319, 0.6624776183055645]</text:p>
          </table:table-cell>
          <table:table-cell office:value-type="string" calcext:value-type="string">
            <text:p>[0.3962431031953372, 0.5025324833378686, 0.5707678297832198, 0.6679685804871556]</text:p>
          </table:table-cell>
          <table:table-cell office:value-type="string" calcext:value-type="string">
            <text:p>[0.33012608426113954, 0.49454181361863164, 0.5656221452767097, 0.6597972581425886]</text:p>
          </table:table-cell>
          <table:table-cell office:value-type="string" calcext:value-type="string">
            <text:p>[0.42897597998667547, 0.5055281415095655, 0.5690292293529725, 0.6613132598380129]</text:p>
          </table:table-cell>
          <table:table-cell office:value-type="string" calcext:value-type="string">
            <text:p>[0.37839113042798755, 0.502908062633174, 0.5750908565360162, 0.666380513696603]</text:p>
          </table:table-cell>
          <table:table-cell office:value-type="string" calcext:value-type="string">
            <text:p>[0.35855560729789493, 0.5229178299301382, 0.5845324662339528, 0.6755142858672994]</text:p>
          </table:table-cell>
          <table:table-cell office:value-type="string" calcext:value-type="string">
            <text:p>[0.33205820657585655, 0.49405419961098934, 0.5653384745668544, 0.6598236366941506]</text:p>
          </table:table-cell>
          <table:table-cell office:value-type="string" calcext:value-type="string">
            <text:p>[0.4344203888681422, 0.5046545232384115, 0.5807688159469037, 0.690902152831940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9263958515315667, 0.495945856556833, 0.5653717516806147, 0.6608060462130868]</text:p>
          </table:table-cell>
          <table:table-cell office:value-type="string" calcext:value-type="string">
            <text:p>[0.45710844326186406, 0.5108076353750628, 0.5739477499686412, 0.6639660403585053]</text:p>
          </table:table-cell>
          <table:table-cell office:value-type="string" calcext:value-type="string">
            <text:p>[0.39882727925162104, 0.49637997979131077, 0.5790401126537861, 0.7006316562879814]</text:p>
          </table:table-cell>
          <table:table-cell office:value-type="string" calcext:value-type="string">
            <text:p>[0.33547323078651914, 0.49762022605183964, 0.5634033227579883, 0.6628799213855451]</text:p>
          </table:table-cell>
          <table:table-cell office:value-type="string" calcext:value-type="string">
            <text:p>[0.3948064024204116, 0.5463512445204586, 0.6175719255584343, 0.7283908906664314]</text:p>
          </table:table-cell>
          <table:table-cell office:value-type="string" calcext:value-type="string">
            <text:p>[0.35589221780074853, 0.5141789880765736, 0.5776376634255953, 0.669500924737712]</text:p>
          </table:table-cell>
          <table:table-cell office:value-type="string" calcext:value-type="string">
            <text:p>[0.45146922323737426, 0.532093839126382, 0.5937866151329023, 0.6790110599319559]</text:p>
          </table:table-cell>
          <table:table-cell office:value-type="string" calcext:value-type="string">
            <text:p>[0.3331647009205264, 0.5039066689315929, 0.5728495591505653, 0.6606245222191623]</text:p>
          </table:table-cell>
          <table:table-cell office:value-type="string" calcext:value-type="string">
            <text:p>[0.4735941814779968, 0.5052446191287469, 0.5736249497232284, 0.673434785787309]</text:p>
          </table:table-cell>
          <table:table-cell office:value-type="string" calcext:value-type="string">
            <text:p>[0.46480741000183506, 0.5095725385742217, 0.5723853015837294, 0.662027075422862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340618510797919, 0.5180064259106965, 0.5722082344417216, 0.6616286023191311]</text:p>
          </table:table-cell>
          <table:table-cell office:value-type="string" calcext:value-type="string">
            <text:p>[0.5284947814487718, 0.5190267082913249, 0.5786306288050889, 0.6659493717281425]</text:p>
          </table:table-cell>
          <table:table-cell office:value-type="string" calcext:value-type="string">
            <text:p>[0.4798394139472434, 0.5119096697867078, 0.5728665635111172, 0.6620296397131606]</text:p>
          </table:table-cell>
          <table:table-cell table:number-columns-repeated="2" office:value-type="string" calcext:value-type="string">
            <text:p>[0.5111958880191226, 0.5159967975299445, 0.5803156874071184, 0.6681444333209706]</text:p>
          </table:table-cell>
          <table:table-cell office:value-type="string" calcext:value-type="string">
            <text:p>[0.4442715169941062, 0.5139084225621253, 0.5772511085962021, 0.665756938205705]</text:p>
          </table:table-cell>
          <table:table-cell office:value-type="string" calcext:value-type="string">
            <text:p>[0.5111958880191226, 0.5159967975299445, 0.5803156874071184, 0.6681444333209706]</text:p>
          </table:table-cell>
          <table:table-cell office:value-type="string" calcext:value-type="string">
            <text:p>[0.39377208266044694, 0.5172759518695649, 0.5845175398380429, 0.6654646677881504]</text:p>
          </table:table-cell>
          <table:table-cell office:value-type="string" calcext:value-type="string">
            <text:p>[0.4879023823983391, 0.5122025849602473, 0.5763630488928652, 0.664970916747577]</text:p>
          </table:table-cell>
          <table:table-cell office:value-type="string" calcext:value-type="string">
            <text:p>[0.39377208266044694, 0.5172759518695649, 0.5845175398380429, 0.665464667788150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2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3', 'ap05']</text:p>
          </table:table-cell>
          <table:table-cell office:value-type="string" calcext:value-type="string">
            <text:p>['ap04', 'dh03']</text:p>
          </table:table-cell>
          <table:table-cell office:value-type="string" calcext:value-type="string">
            <text:p>['dh05', 'dh10']</text:p>
          </table:table-cell>
          <table:table-cell office:value-type="string" calcext:value-type="string">
            <text:p>['ap06', 'dh03']</text:p>
          </table:table-cell>
          <table:table-cell office:value-type="string" calcext:value-type="string">
            <text:p>['dh05', 'dh08']</text:p>
          </table:table-cell>
          <table:table-cell office:value-type="string" calcext:value-type="string">
            <text:p>['dh08', 'dh11']</text:p>
          </table:table-cell>
          <table:table-cell office:value-type="string" calcext:value-type="string">
            <text:p>['dh07', 'dh10']</text:p>
          </table:table-cell>
          <table:table-cell office:value-type="string" calcext:value-type="string">
            <text:p>['ap03', 'dh03']</text:p>
          </table:table-cell>
          <table:table-cell office:value-type="string" calcext:value-type="string">
            <text:p>['ap05', 'dh10']</text:p>
          </table:table-cell>
          <table:table-cell office:value-type="string" calcext:value-type="string">
            <text:p>['ap05', 'dh02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1', 'ap06', 'dh07']</text:p>
          </table:table-cell>
          <table:table-cell office:value-type="string" calcext:value-type="string">
            <text:p>['ap01', 'ap04', 'ap07']</text:p>
          </table:table-cell>
          <table:table-cell office:value-type="string" calcext:value-type="string">
            <text:p>['ap06', 'dh01', 'dh10']</text:p>
          </table:table-cell>
          <table:table-cell office:value-type="string" calcext:value-type="string">
            <text:p>['ap06', 'dh04', 'dh11']</text:p>
          </table:table-cell>
          <table:table-cell office:value-type="string" calcext:value-type="string">
            <text:p>['ap01', 'dh04', 'dh08']</text:p>
          </table:table-cell>
          <table:table-cell office:value-type="string" calcext:value-type="string">
            <text:p>['ap03', 'ap05', 'dh01']</text:p>
          </table:table-cell>
          <table:table-cell office:value-type="string" calcext:value-type="string">
            <text:p>['ap07', 'dh01', 'dh11']</text:p>
          </table:table-cell>
          <table:table-cell office:value-type="string" calcext:value-type="string">
            <text:p>['dh03', 'dh04', 'dh05']</text:p>
          </table:table-cell>
          <table:table-cell office:value-type="string" calcext:value-type="string">
            <text:p>['ap01', 'dh02', 'dh04']</text:p>
          </table:table-cell>
          <table:table-cell office:value-type="string" calcext:value-type="string">
            <text:p>['ap06', 'dh04', 'dh05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dh03', 'dh06', 'dh10', 'dh11']</text:p>
          </table:table-cell>
          <table:table-cell office:value-type="string" calcext:value-type="string">
            <text:p>['dh02', 'dh03', 'dh06', 'dh07']</text:p>
          </table:table-cell>
          <table:table-cell office:value-type="string" calcext:value-type="string">
            <text:p>['ap05', 'ap07', 'dh02', 'dh09']</text:p>
          </table:table-cell>
          <table:table-cell office:value-type="string" calcext:value-type="string">
            <text:p>['ap01', 'ap04', 'dh05', 'dh08']</text:p>
          </table:table-cell>
          <table:table-cell office:value-type="string" calcext:value-type="string">
            <text:p>['ap07', 'dh03', 'dh06', 'dh11']</text:p>
          </table:table-cell>
          <table:table-cell office:value-type="string" calcext:value-type="string">
            <text:p>['ap07', 'dh02', 'dh08', 'dh09']</text:p>
          </table:table-cell>
          <table:table-cell office:value-type="string" calcext:value-type="string">
            <text:p>['ap04', 'dh03', 'dh06', 'dh07']</text:p>
          </table:table-cell>
          <table:table-cell office:value-type="string" calcext:value-type="string">
            <text:p>['ap04', 'dh01', 'dh02', 'dh11']</text:p>
          </table:table-cell>
          <table:table-cell office:value-type="string" calcext:value-type="string">
            <text:p>['ap05', 'ap07', 'dh05', 'dh07']</text:p>
          </table:table-cell>
          <table:table-cell office:value-type="string" calcext:value-type="string">
            <text:p>['ap01', 'ap04', 'ap06', 'dh05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4', 'ap07', 'dh08', 'dh11']</text:p>
          </table:table-cell>
          <table:table-cell office:value-type="string" calcext:value-type="string">
            <text:p>['ap03', 'ap07', 'dh04', 'dh05', 'dh06']</text:p>
          </table:table-cell>
          <table:table-cell office:value-type="string" calcext:value-type="string">
            <text:p>['ap01', 'ap04', 'dh01', 'dh04', 'dh10']</text:p>
          </table:table-cell>
          <table:table-cell office:value-type="string" calcext:value-type="string">
            <text:p>['ap04', 'ap07', 'dh06', 'dh07', 'dh09']</text:p>
          </table:table-cell>
          <table:table-cell office:value-type="string" calcext:value-type="string">
            <text:p>['dh04', 'dh06', 'dh09', 'dh10', 'dh11']</text:p>
          </table:table-cell>
          <table:table-cell office:value-type="string" calcext:value-type="string">
            <text:p>['ap03', 'ap06', 'dh01', 'dh05', 'dh09']</text:p>
          </table:table-cell>
          <table:table-cell office:value-type="string" calcext:value-type="string">
            <text:p>['ap01', 'ap03', 'dh01', 'dh06', 'dh07']</text:p>
          </table:table-cell>
          <table:table-cell office:value-type="string" calcext:value-type="string">
            <text:p>['ap06', 'dh01', 'dh04', 'dh05', 'dh07']</text:p>
          </table:table-cell>
          <table:table-cell office:value-type="string" calcext:value-type="string">
            <text:p>['ap01', 'dh01', 'dh03', 'dh06', 'dh09']</text:p>
          </table:table-cell>
          <table:table-cell office:value-type="string" calcext:value-type="string">
            <text:p>['ap06', 'dh04', 'dh08', 'dh10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dh01', 'dh04', 'dh06', 'dh07', 'dh09', 'dh10']</text:p>
          </table:table-cell>
          <table:table-cell office:value-type="string" calcext:value-type="string">
            <text:p>['ap07', 'dh01', 'dh05', 'dh06', 'dh08', 'dh11']</text:p>
          </table:table-cell>
          <table:table-cell office:value-type="string" calcext:value-type="string">
            <text:p>['ap06', 'dh01', 'dh04', 'dh06', 'dh07', 'dh10']</text:p>
          </table:table-cell>
          <table:table-cell office:value-type="string" calcext:value-type="string">
            <text:p>['ap04', 'ap06', 'ap07', 'dh05', 'dh06', 'dh07']</text:p>
          </table:table-cell>
          <table:table-cell office:value-type="string" calcext:value-type="string">
            <text:p>['ap04', 'ap06', 'dh02', 'dh04', 'dh05', 'dh09']</text:p>
          </table:table-cell>
          <table:table-cell office:value-type="string" calcext:value-type="string">
            <text:p>['ap06', 'ap07', 'dh01', 'dh02', 'dh04', 'dh05']</text:p>
          </table:table-cell>
          <table:table-cell office:value-type="string" calcext:value-type="string">
            <text:p>['ap01', 'ap04', 'ap06', 'dh02', 'dh04', 'dh07']</text:p>
          </table:table-cell>
          <table:table-cell office:value-type="string" calcext:value-type="string">
            <text:p>['ap01', 'ap05', 'dh01', 'dh02', 'dh04', 'dh09']</text:p>
          </table:table-cell>
          <table:table-cell office:value-type="string" calcext:value-type="string">
            <text:p>['ap07', 'dh04', 'dh05', 'dh06', 'dh08', 'dh09']</text:p>
          </table:table-cell>
          <table:table-cell office:value-type="string" calcext:value-type="string">
            <text:p>['ap01', 'ap04', 'dh04', 'dh05', 'dh07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4', 'ap06', 'ap07', 'dh01', 'dh07', 'dh10']</text:p>
          </table:table-cell>
          <table:table-cell office:value-type="string" calcext:value-type="string">
            <text:p>['ap03', 'ap04', 'dh01', 'dh04', 'dh06', 'dh10', 'dh11']</text:p>
          </table:table-cell>
          <table:table-cell office:value-type="string" calcext:value-type="string">
            <text:p>['ap01', 'ap04', 'ap05', 'dh01', 'dh04', 'dh05', 'dh06']</text:p>
          </table:table-cell>
          <table:table-cell office:value-type="string" calcext:value-type="string">
            <text:p>['ap01', 'ap03', 'ap05', 'ap07', 'dh01', 'dh02', 'dh08']</text:p>
          </table:table-cell>
          <table:table-cell office:value-type="string" calcext:value-type="string">
            <text:p>['ap01', 'ap03', 'dh01', 'dh04', 'dh07', 'dh08', 'dh10']</text:p>
          </table:table-cell>
          <table:table-cell office:value-type="string" calcext:value-type="string">
            <text:p>['ap01', 'ap03', 'ap05', 'ap06', 'dh03', 'dh06', 'dh10']</text:p>
          </table:table-cell>
          <table:table-cell office:value-type="string" calcext:value-type="string">
            <text:p>['ap01', 'ap06', 'dh02', 'dh04', 'dh08', 'dh09', 'dh11']</text:p>
          </table:table-cell>
          <table:table-cell office:value-type="string" calcext:value-type="string">
            <text:p>['ap01', 'dh02', 'dh03', 'dh06', 'dh07', 'dh09', 'dh10']</text:p>
          </table:table-cell>
          <table:table-cell office:value-type="string" calcext:value-type="string">
            <text:p>['ap06', 'dh01', 'dh06', 'dh07', 'dh08', 'dh10', 'dh11']</text:p>
          </table:table-cell>
          <table:table-cell office:value-type="string" calcext:value-type="string">
            <text:p>['ap07', 'dh02', 'dh04', 'dh06', 'dh07', 'dh08', 'dh10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6', 'ap07', 'dh02', 'dh06', 'dh08', 'dh09', 'dh10']</text:p>
          </table:table-cell>
          <table:table-cell office:value-type="string" calcext:value-type="string">
            <text:p>['ap03', 'ap05', 'dh01', 'dh02', 'dh04', 'dh05', 'dh07', 'dh11']</text:p>
          </table:table-cell>
          <table:table-cell office:value-type="string" calcext:value-type="string">
            <text:p>['ap04', 'ap05', 'ap06', 'dh03', 'dh04', 'dh07', 'dh10', 'dh11']</text:p>
          </table:table-cell>
          <table:table-cell office:value-type="string" calcext:value-type="string">
            <text:p>['ap01', 'ap03', 'ap05', 'dh01', 'dh02', 'dh03', 'dh06', 'dh08']</text:p>
          </table:table-cell>
          <table:table-cell office:value-type="string" calcext:value-type="string">
            <text:p>['ap01', 'ap04', 'ap05', 'dh01', 'dh02', 'dh05', 'dh08', 'dh09']</text:p>
          </table:table-cell>
          <table:table-cell office:value-type="string" calcext:value-type="string">
            <text:p>['ap05', 'dh01', 'dh02', 'dh03', 'dh05', 'dh09', 'dh10', 'dh11']</text:p>
          </table:table-cell>
          <table:table-cell office:value-type="string" calcext:value-type="string">
            <text:p>['ap01', 'ap03', 'ap04', 'ap05', 'ap07', 'dh02', 'dh06', 'dh09']</text:p>
          </table:table-cell>
          <table:table-cell office:value-type="string" calcext:value-type="string">
            <text:p>['ap07', 'dh01', 'dh03', 'dh04', 'dh06', 'dh07', 'dh09', 'dh11']</text:p>
          </table:table-cell>
          <table:table-cell office:value-type="string" calcext:value-type="string">
            <text:p>['ap01', 'ap03', 'ap04', 'ap05', 'dh04', 'dh06', 'dh08', 'dh09']</text:p>
          </table:table-cell>
          <table:table-cell office:value-type="string" calcext:value-type="string">
            <text:p>['ap04', 'dh02', 'dh05', 'dh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4', 'ap07', 'dh01', 'dh03', 'dh04', 'dh07', 'dh09', 'dh10', 'dh11']</text:p>
          </table:table-cell>
          <table:table-cell office:value-type="string" calcext:value-type="string">
            <text:p>['ap01', 'ap03', 'ap04', 'ap05', 'dh01', 'dh04', 'dh06', 'dh07', 'dh10']</text:p>
          </table:table-cell>
          <table:table-cell office:value-type="string" calcext:value-type="string">
            <text:p>['ap01', 'ap04', 'ap07', 'dh03', 'dh04', 'dh05', 'dh06', 'dh07', 'dh10']</text:p>
          </table:table-cell>
          <table:table-cell office:value-type="string" calcext:value-type="string">
            <text:p>['ap06', 'dh01', 'dh02', 'dh03', 'dh04', 'dh06', 'dh07', 'dh08', 'dh11']</text:p>
          </table:table-cell>
          <table:table-cell office:value-type="string" calcext:value-type="string">
            <text:p>['ap01', 'ap03', 'ap06', 'dh01', 'dh02', 'dh04', 'dh05', 'dh10', 'dh11']</text:p>
          </table:table-cell>
          <table:table-cell office:value-type="string" calcext:value-type="string">
            <text:p>['ap03', 'ap06', 'ap07', 'dh01', 'dh03', 'dh05', 'dh07', 'dh09', 'dh10']</text:p>
          </table:table-cell>
          <table:table-cell office:value-type="string" calcext:value-type="string">
            <text:p>['ap01', 'ap04', 'ap05', 'ap06', 'ap07', 'dh03', 'dh04', 'dh05', 'dh11']</text:p>
          </table:table-cell>
          <table:table-cell office:value-type="string" calcext:value-type="string">
            <text:p>['ap01', 'ap03', 'ap04', 'ap05', 'ap06', 'ap07', 'dh01', 'dh05', 'dh07']</text:p>
          </table:table-cell>
          <table:table-cell office:value-type="string" calcext:value-type="string">
            <text:p>['ap01', 'ap03', 'ap04', 'dh02', 'dh03', 'dh04', 'dh05', 'dh07', 'dh10']</text:p>
          </table:table-cell>
          <table:table-cell office:value-type="string" calcext:value-type="string">
            <text:p>['ap01', 'ap05', 'ap07', 'dh03', 'dh04', 'dh05', 'dh08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4', 'ap05', 'ap06', 'ap07', 'dh04', 'dh05', 'dh07', 'dh09']</text:p>
          </table:table-cell>
          <table:table-cell office:value-type="string" calcext:value-type="string">
            <text:p>['ap04', 'ap06', 'ap07', 'dh01', 'dh02', 'dh03', 'dh05', 'dh07', 'dh09', 'dh10']</text:p>
          </table:table-cell>
          <table:table-cell office:value-type="string" calcext:value-type="string">
            <text:p>['ap01', 'ap03', 'ap04', 'ap06', 'dh03', 'dh05', 'dh06', 'dh07', 'dh08', 'dh09']</text:p>
          </table:table-cell>
          <table:table-cell office:value-type="string" calcext:value-type="string">
            <text:p>['ap03', 'ap04', 'ap07', 'dh01', 'dh02', 'dh04', 'dh06', 'dh07', 'dh08', 'dh10']</text:p>
          </table:table-cell>
          <table:table-cell office:value-type="string" calcext:value-type="string">
            <text:p>['ap01', 'ap04', 'ap05', 'ap07', 'dh01', 'dh03', 'dh04', 'dh06', 'dh09', 'dh10']</text:p>
          </table:table-cell>
          <table:table-cell office:value-type="string" calcext:value-type="string">
            <text:p>['ap01', 'ap03', 'ap04', 'ap06', 'ap07', 'dh02', 'dh04', 'dh06', 'dh10', 'dh11']</text:p>
          </table:table-cell>
          <table:table-cell office:value-type="string" calcext:value-type="string">
            <text:p>['ap04', 'ap05', 'ap06', 'dh02', 'dh03', 'dh05', 'dh08', 'dh09', 'dh10', 'dh11']</text:p>
          </table:table-cell>
          <table:table-cell office:value-type="string" calcext:value-type="string">
            <text:p>['ap01', 'ap03', 'ap04', 'ap05', 'ap06', 'dh02', 'dh06', 'dh07', 'dh10', 'dh11']</text:p>
          </table:table-cell>
          <table:table-cell office:value-type="string" calcext:value-type="string">
            <text:p>['ap03', 'ap04', 'ap06', 'dh01', 'dh02', 'dh03', 'dh06', 'dh08', 'dh09', 'dh11']</text:p>
          </table:table-cell>
          <table:table-cell office:value-type="string" calcext:value-type="string">
            <text:p>['ap03', 'ap04', 'ap06', 'ap07', 'dh01', 'dh04', 'dh05', 'dh07', 'dh08', 'dh09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5', 'ap07', 'dh01', 'dh02', 'dh03', 'dh05', 'dh08', 'dh09', 'dh10', 'dh11']</text:p>
          </table:table-cell>
          <table:table-cell office:value-type="string" calcext:value-type="string">
            <text:p>['ap01', 'ap03', 'ap04', 'ap05', 'ap06', 'ap07', 'dh01', 'dh02', 'dh05', 'dh08', 'dh11']</text:p>
          </table:table-cell>
          <table:table-cell office:value-type="string" calcext:value-type="string">
            <text:p>['ap01', 'ap03', 'ap06', 'ap07', 'dh01', 'dh02', 'dh03', 'dh08', 'dh09', 'dh10', 'dh11']</text:p>
          </table:table-cell>
          <table:table-cell office:value-type="string" calcext:value-type="string">
            <text:p>['ap01', 'ap03', 'ap04', 'dh01', 'dh03', 'dh04', 'dh05', 'dh06', 'dh07', 'dh09', 'dh10']</text:p>
          </table:table-cell>
          <table:table-cell office:value-type="string" calcext:value-type="string">
            <text:p>['ap03', 'ap04', 'ap05', 'ap07', 'dh02', 'dh03', 'dh05', 'dh07', 'dh09', 'dh10', 'dh11']</text:p>
          </table:table-cell>
          <table:table-cell office:value-type="string" calcext:value-type="string">
            <text:p>['ap03', 'ap04', 'ap06', 'ap07', 'dh01', 'dh02', 'dh03', 'dh04', 'dh06', 'dh08', 'dh09']</text:p>
          </table:table-cell>
          <table:table-cell office:value-type="string" calcext:value-type="string">
            <text:p>['ap01', 'ap03', 'ap06', 'ap07', 'dh03', 'dh05', 'dh06', 'dh07', 'dh08', 'dh09', 'dh10']</text:p>
          </table:table-cell>
          <table:table-cell office:value-type="string" calcext:value-type="string">
            <text:p>['ap01', 'ap03', 'dh01', 'dh04', 'dh05', 'dh06', 'dh07', 'dh08', 'dh09', 'dh10', 'dh11']</text:p>
          </table:table-cell>
          <table:table-cell office:value-type="string" calcext:value-type="string">
            <text:p>['ap01', 'ap05', 'ap06', 'ap07', 'dh01', 'dh02', 'dh05', 'dh07', 'dh08', 'dh10', 'dh11']</text:p>
          </table:table-cell>
          <table:table-cell office:value-type="string" calcext:value-type="string">
            <text:p>['ap03', 'ap04', 'ap06', 'dh03', 'dh04', 'dh05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6', 'ap07', 'dh01', 'dh05', 'dh06', 'dh07', 'dh08', 'dh10', 'dh11']</text:p>
          </table:table-cell>
          <table:table-cell office:value-type="string" calcext:value-type="string">
            <text:p>['ap04', 'ap05', 'ap06', 'dh01', 'dh02', 'dh05', 'dh06', 'dh07', 'dh08', 'dh09', 'dh10', 'dh11']</text:p>
          </table:table-cell>
          <table:table-cell office:value-type="string" calcext:value-type="string">
            <text:p>['ap03', 'ap05', 'ap06', 'ap07', 'dh03', 'dh04', 'dh05', 'dh06', 'dh07', 'dh08', 'dh09', 'dh11']</text:p>
          </table:table-cell>
          <table:table-cell office:value-type="string" calcext:value-type="string">
            <text:p>['ap01', 'ap03', 'ap04', 'ap05', 'ap06', 'dh01', 'dh02', 'dh06', 'dh08', 'dh09', 'dh10', 'dh11']</text:p>
          </table:table-cell>
          <table:table-cell office:value-type="string" calcext:value-type="string">
            <text:p>['ap04', 'ap05', 'ap06', 'ap07', 'dh01', 'dh03', 'dh04', 'dh06', 'dh07', 'dh08', 'dh10', 'dh11']</text:p>
          </table:table-cell>
          <table:table-cell office:value-type="string" calcext:value-type="string">
            <text:p>['ap01', 'ap03', 'ap05', 'ap06', 'dh01', 'dh03', 'dh04', 'dh06', 'dh08', 'dh09', 'dh10', 'dh11']</text:p>
          </table:table-cell>
          <table:table-cell office:value-type="string" calcext:value-type="string">
            <text:p>['ap03', 'ap04', 'ap05', 'ap07', 'dh01', 'dh02', 'dh03', 'dh04', 'dh05', 'dh06', 'dh07', 'dh11']</text:p>
          </table:table-cell>
          <table:table-cell office:value-type="string" calcext:value-type="string">
            <text:p>['ap01', 'ap04', 'ap05', 'ap06', 'dh03', 'dh04', 'dh06', 'dh07', 'dh08', 'dh09', 'dh10', 'dh11']</text:p>
          </table:table-cell>
          <table:table-cell office:value-type="string" calcext:value-type="string">
            <text:p>['ap03', 'ap04', 'ap05', 'ap06', 'ap07', 'dh02', 'dh03', 'dh05', 'dh07', 'dh08', 'dh09', 'dh10']</text:p>
          </table:table-cell>
          <table:table-cell office:value-type="string" calcext:value-type="string">
            <text:p>['ap01', 'ap03', 'ap05', 'ap06', 'ap07', 'dh01', 'dh03', 'dh04', 'dh05', 'dh07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3', 'ap04', 'ap05', 'ap06', 'ap07', 'dh01', 'dh02', 'dh03', 'dh04', 'dh07', 'dh08', 'dh09', 'dh11']</text:p>
          </table:table-cell>
          <table:table-cell office:value-type="string" calcext:value-type="string">
            <text:p>['ap01', 'ap03', 'ap05', 'ap06', 'dh01', 'dh02', 'dh05', 'dh06', 'dh07', 'dh08', 'dh09', 'dh10', 'dh11']</text:p>
          </table:table-cell>
          <table:table-cell office:value-type="string" calcext:value-type="string">
            <text:p>['ap01', 'ap03', 'ap05', 'ap07', 'dh01', 'dh02', 'dh04', 'dh05', 'dh06', 'dh07', 'dh08', 'dh10', 'dh11']</text:p>
          </table:table-cell>
          <table:table-cell office:value-type="string" calcext:value-type="string">
            <text:p>['ap04', 'ap05', 'ap06', 'ap07', 'dh01', 'dh03', 'dh04', 'dh05', 'dh06', 'dh07', 'dh08', 'dh09', 'dh10']</text:p>
          </table:table-cell>
          <table:table-cell office:value-type="string" calcext:value-type="string">
            <text:p>['ap01', 'ap04', 'ap05', 'ap07', 'dh01', 'dh02', 'dh03', 'dh04', 'dh06', 'dh08', 'dh09', 'dh10', 'dh11']</text:p>
          </table:table-cell>
          <table:table-cell office:value-type="string" calcext:value-type="string">
            <text:p>['ap01', 'ap03', 'ap04', 'ap06', 'ap07', 'dh01', 'dh03', 'dh05', 'dh06', 'dh07', 'dh08', 'dh09', 'dh10']</text:p>
          </table:table-cell>
          <table:table-cell office:value-type="string" calcext:value-type="string">
            <text:p>['ap03', 'ap04', 'ap07', 'dh01', 'dh02', 'dh04', 'dh05', 'dh06', 'dh07', 'dh08', 'dh09', 'dh10', 'dh11']</text:p>
          </table:table-cell>
          <table:table-cell office:value-type="string" calcext:value-type="string">
            <text:p>['ap01', 'ap04', 'ap05', 'ap06', 'dh01', 'dh04', 'dh05', 'dh06', 'dh07', 'dh08', 'dh09', 'dh10', 'dh11']</text:p>
          </table:table-cell>
          <table:table-cell office:value-type="string" calcext:value-type="string">
            <text:p>['ap01', 'ap04', 'ap05', 'ap07', 'dh01', 'dh02', 'dh03', 'dh04', 'dh05', 'dh06', 'dh07', 'dh09', 'dh11']</text:p>
          </table:table-cell>
          <table:table-cell office:value-type="string" calcext:value-type="string">
            <text:p>['ap03', 'ap04', 'ap05', 'ap06', 'ap07', 'dh01', 'dh02', 'dh03', 'dh04', 'dh05', 'dh07', 'dh08', 'dh09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5', 'ap06', 'ap07', 'dh01', 'dh02', 'dh03', 'dh05', 'dh06', 'dh07', 'dh08', 'dh09', 'dh10', 'dh11']</text:p>
          </table:table-cell>
          <table:table-cell office:value-type="string" calcext:value-type="string">
            <text:p>['ap01', 'ap03', 'ap04', 'ap07', 'dh01', 'dh03', 'dh04', 'dh05', 'dh06', 'dh07', 'dh08', 'dh09', 'dh10', 'dh11']</text:p>
          </table:table-cell>
          <table:table-cell office:value-type="string" calcext:value-type="string">
            <text:p>['ap03', 'ap05', 'ap06', 'ap07', 'dh01', 'dh02', 'dh04', 'dh05', 'dh06', 'dh07', 'dh08', 'dh09', 'dh10', 'dh11']</text:p>
          </table:table-cell>
          <table:table-cell office:value-type="string" calcext:value-type="string">
            <text:p>['ap01', 'ap03', 'ap04', 'ap06', 'ap07', 'dh03', 'dh04', 'dh05', 'dh06', 'dh07', 'dh08', 'dh09', 'dh10', 'dh11']</text:p>
          </table:table-cell>
          <table:table-cell office:value-type="string" calcext:value-type="string">
            <text:p>['ap01', 'ap03', 'ap04', 'ap06', 'dh01', 'dh02', 'dh03', 'dh04', 'dh05', 'dh07', 'dh08', 'dh09', 'dh10', 'dh11']</text:p>
          </table:table-cell>
          <table:table-cell office:value-type="string" calcext:value-type="string">
            <text:p>['ap01', 'ap04', 'ap05', 'ap06', 'ap07', 'dh01', 'dh03', 'dh04', 'dh06', 'dh07', 'dh08', 'dh09', 'dh10', 'dh11']</text:p>
          </table:table-cell>
          <table:table-cell office:value-type="string" calcext:value-type="string">
            <text:p>['ap01', 'ap04', 'ap05', 'ap06', 'dh01', 'dh02', 'dh03', 'dh05', 'dh06', 'dh07', 'dh08', 'dh09', 'dh10', 'dh11']</text:p>
          </table:table-cell>
          <table:table-cell office:value-type="string" calcext:value-type="string">
            <text:p>['ap01', 'ap03', 'ap04', 'ap05', 'ap06', 'dh01', 'dh02', 'dh03', 'dh04', 'dh06', 'dh07', 'dh08', 'dh09', 'dh10']</text:p>
          </table:table-cell>
          <table:table-cell office:value-type="string" calcext:value-type="string">
            <text:p>['ap01', 'ap04', 'ap06', 'dh01', 'dh02', 'dh03', 'dh04', 'dh05', 'dh06', 'dh07', 'dh08', 'dh09', 'dh10', 'dh11']</text:p>
          </table:table-cell>
          <table:table-cell office:value-type="string" calcext:value-type="string">
            <text:p>['ap01', 'ap03', 'ap04', 'ap06', 'ap07', 'dh02', 'dh03', 'dh04', 'dh05', 'dh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dh01', 'dh02', 'dh03', 'dh04', 'dh05', 'dh06', 'dh07', 'dh08', 'dh10', 'dh11']</text:p>
          </table:table-cell>
          <table:table-cell office:value-type="string" calcext:value-type="string">
            <text:p>[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10', 'dh11']</text:p>
          </table:table-cell>
          <table:table-cell office:value-type="string" calcext:value-type="string">
            <text:p>['ap01', 'ap03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dh01', 'dh03', 'dh04', 'dh05', 'dh06', 'dh07', 'dh08', 'dh09', 'dh10', 'dh11']</text:p>
          </table:table-cell>
          <table:table-cell office:value-type="string" calcext:value-type="string">
            <text:p>[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9', 'dh10', 'dh11']</text:p>
          </table:table-cell>
          <table:table-cell office:value-type="string" calcext:value-type="string">
            <text:p>['ap01', 'ap03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1']</text:p>
          </table:table-cell>
          <table:table-cell office:value-type="string" calcext:value-type="string">
            <text:p>['ap01', 'ap03', 'ap04', 'ap05', 'ap06', 'ap07', 'dh01', 'dh02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